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5" style:family="table">
      <style:table-properties style:width="9.151cm" table:align="margins" fo:background-color="transparent">
        <style:background-image/>
      </style:table-properties>
    </style:style>
    <style:style style:name="Table5.A" style:family="table-column">
      <style:table-column-properties style:column-width="0.967cm" style:rel-column-width="6922*"/>
    </style:style>
    <style:style style:name="Table5.B" style:family="table-column">
      <style:table-column-properties style:column-width="2.076cm" style:rel-column-width="14867*"/>
    </style:style>
    <style:style style:name="Table5.C" style:family="table-column">
      <style:table-column-properties style:column-width="2.013cm" style:rel-column-width="14413*"/>
    </style:style>
    <style:style style:name="Table5.D" style:family="table-column">
      <style:table-column-properties style:column-width="2.249cm" style:rel-column-width="16105*"/>
    </style:style>
    <style:style style:name="Table5.E" style:family="table-column">
      <style:table-column-properties style:column-width="1.847cm" style:rel-column-width="13228*"/>
    </style:style>
    <style:style style:name="Table5.1" style:family="table-row">
      <style:table-row-properties style:row-height="0.80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style:vertical-align="middle" fo:padding="0.097cm" fo:border="0.5pt solid #000000"/>
    </style:style>
    <style:style style:name="Table5.A2" style:family="table-cell">
      <style:table-cell-properties style:vertical-align="middle"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9.151cm" table:align="margins" fo:background-color="transparent">
        <style:background-image/>
      </style:table-properties>
    </style:style>
    <style:style style:name="Table9.A" style:family="table-column">
      <style:table-column-properties style:column-width="0.967cm" style:rel-column-width="6926*"/>
    </style:style>
    <style:style style:name="Table9.B" style:family="table-column">
      <style:table-column-properties style:column-width="2.055cm" style:rel-column-width="14713*"/>
    </style:style>
    <style:style style:name="Table9.C" style:family="table-column">
      <style:table-column-properties style:column-width="2.034cm" style:rel-column-width="14571*"/>
    </style:style>
    <style:style style:name="Table9.E" style:family="table-column">
      <style:table-column-properties style:column-width="2.041cm" style:rel-column-width="14612*"/>
    </style:style>
    <style:style style:name="Table9.1" style:family="table-row">
      <style:table-row-properties style:row-height="0.801cm" fo:background-color="transparent">
        <style:background-image/>
      </style:table-row-properties>
    </style:style>
    <style:style style:name="Table9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E1" style:family="table-cell">
      <style:table-cell-properties style:vertical-align="middle" fo:padding="0.097cm" fo:border="0.5pt solid #000000"/>
    </style:style>
    <style:style style:name="Table9.A2" style:family="table-cell">
      <style:table-cell-properties style:vertical-align="middle"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9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9.151cm" table:align="margins" fo:background-color="transparent">
        <style:background-image/>
      </style:table-properties>
    </style:style>
    <style:style style:name="Table11.A" style:family="table-column">
      <style:table-column-properties style:column-width="0.967cm" style:rel-column-width="6922*"/>
    </style:style>
    <style:style style:name="Table11.B" style:family="table-column">
      <style:table-column-properties style:column-width="2.046cm" style:rel-column-width="14653*"/>
    </style:style>
    <style:style style:name="Table11.E" style:family="table-column">
      <style:table-column-properties style:column-width="2.046cm" style:rel-column-width="14654*"/>
    </style:style>
    <style:style style:name="Table11.1" style:family="table-row">
      <style:table-row-properties style:row-height="0.801cm" fo:background-color="transparent">
        <style:background-image/>
      </style:table-row-properties>
    </style:style>
    <style:style style:name="Table11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1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1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1.E1" style:family="table-cell">
      <style:table-cell-properties style:vertical-align="middle" fo:padding="0cm" fo:border="0.5pt solid #000000"/>
    </style:style>
    <style:style style:name="Table11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1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C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D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E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1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1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2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2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2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2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2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2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29" style:family="paragraph" style:parent-style-name="Footer">
      <style:text-properties officeooo:paragraph-rsid="008d016c"/>
    </style:style>
    <style:style style:name="P30" style:family="paragraph" style:parent-style-name="Footer">
      <style:text-properties officeooo:paragraph-rsid="00c384cf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4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4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59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60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61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62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63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64" style:family="paragraph" style:parent-style-name="Header">
      <style:paragraph-properties fo:text-align="start" style:justify-single-word="false"/>
      <style:text-properties officeooo:paragraph-rsid="0211dd7e"/>
    </style:style>
    <style:style style:name="P65" style:family="paragraph" style:parent-style-name="Footer">
      <style:paragraph-properties fo:text-align="start" style:justify-single-word="false"/>
      <style:text-properties officeooo:paragraph-rsid="0211dd7e"/>
    </style:style>
    <style:style style:name="P66" style:family="paragraph" style:parent-style-name="Footer">
      <style:paragraph-properties fo:text-align="start" style:justify-single-word="false"/>
      <style:text-properties officeooo:paragraph-rsid="00d4df5c"/>
    </style:style>
    <style:style style:name="P67" style:family="paragraph" style:parent-style-name="_5f_Header_20_N_20_page_20_impaire_20__28_D_29_">
      <style:paragraph-properties fo:text-align="start" style:justify-single-word="false"/>
    </style:style>
    <style:style style:name="P68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69" style:family="paragraph" style:parent-style-name="Header">
      <style:paragraph-properties fo:text-align="start" style:justify-single-word="false"/>
      <style:text-properties officeooo:paragraph-rsid="0289fb01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72" style:family="paragraph" style:parent-style-name="_5f_Header_20_G_20_page_20_paire_20__28_G_29_">
      <style:paragraph-properties fo:text-align="start" style:justify-single-word="false"/>
    </style:style>
    <style:style style:name="P73" style:family="paragraph" style:parent-style-name="Header">
      <style:paragraph-properties fo:text-align="start" style:justify-single-word="false"/>
      <style:text-properties officeooo:paragraph-rsid="02a56131"/>
    </style:style>
    <style:style style:name="P74" style:family="paragraph" style:parent-style-name="Footer">
      <style:text-properties officeooo:rsid="0242edd8" officeooo:paragraph-rsid="0242edd8"/>
    </style:style>
    <style:style style:name="P75" style:family="paragraph" style:parent-style-name="Header">
      <style:paragraph-properties fo:text-align="center" style:justify-single-word="false"/>
      <style:text-properties officeooo:paragraph-rsid="00ab054e"/>
    </style:style>
    <style:style style:name="P76" style:family="paragraph" style:parent-style-name="Header">
      <style:paragraph-properties fo:text-align="center" style:justify-single-word="false"/>
      <style:text-properties officeooo:paragraph-rsid="00c10aa6"/>
    </style:style>
    <style:style style:name="P77" style:family="paragraph" style:parent-style-name="Header">
      <style:paragraph-properties fo:margin-left="0cm" fo:margin-right="0cm" fo:text-indent="0cm" style:auto-text-indent="false"/>
    </style:style>
    <style:style style:name="P78" style:family="paragraph" style:parent-style-name="Footer">
      <style:text-properties officeooo:paragraph-rsid="010f7046"/>
    </style:style>
    <style:style style:name="P79" style:family="paragraph" style:parent-style-name="Footer">
      <style:text-properties officeooo:paragraph-rsid="01120261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paire_20__28_G_29_">
      <style:text-properties officeooo:paragraph-rsid="00eb2abc"/>
    </style:style>
    <style:style style:name="P84" style:family="paragraph" style:parent-style-name="Footer">
      <style:text-properties officeooo:paragraph-rsid="00d4df5c"/>
    </style:style>
    <style:style style:name="P85" style:family="paragraph" style:parent-style-name="Footer">
      <style:text-properties officeooo:paragraph-rsid="00863005"/>
    </style:style>
    <style:style style:name="P86" style:family="paragraph" style:parent-style-name="_5f_Header_20_N_20_page_20_impaire_20__28_D_29_">
      <style:text-properties officeooo:rsid="0277791e" officeooo:paragraph-rsid="0277791e"/>
    </style:style>
    <style:style style:name="P87" style:family="paragraph" style:parent-style-name="_5f_Header_20_N_20_page_20_impaire_20__28_D_29_">
      <style:text-properties officeooo:rsid="027aa87d" officeooo:paragraph-rsid="027aa87d"/>
    </style:style>
    <style:style style:name="P88" style:family="paragraph" style:parent-style-name="Footer">
      <style:text-properties officeooo:paragraph-rsid="030c4d7d"/>
    </style:style>
    <style:style style:name="P89" style:family="paragraph" style:parent-style-name="_5f_Header_20_G_20_page_20_paire_20__28_G_29_">
      <style:text-properties officeooo:paragraph-rsid="0334a5be"/>
    </style:style>
    <style:style style:name="P90" style:family="paragraph" style:parent-style-name="Footer">
      <style:text-properties officeooo:paragraph-rsid="00a59a60"/>
    </style:style>
    <style:style style:name="P91" style:family="paragraph" style:parent-style-name="Footer">
      <style:text-properties officeooo:paragraph-rsid="004274bc"/>
    </style:style>
    <style:style style:name="P92" style:family="paragraph" style:parent-style-name="Footer">
      <style:text-properties officeooo:paragraph-rsid="00d8520c"/>
    </style:style>
    <style:style style:name="P93" style:family="paragraph" style:parent-style-name="Footer">
      <style:text-properties officeooo:paragraph-rsid="002aa84d"/>
    </style:style>
    <style:style style:name="P94" style:family="paragraph" style:parent-style-name="_5f_Header_20_G_20_page_20_impaire_20__28_D_29_">
      <style:text-properties officeooo:paragraph-rsid="00c87b35"/>
    </style:style>
    <style:style style:name="P95" style:family="paragraph" style:parent-style-name="Footer">
      <style:text-properties officeooo:rsid="001f8a2d" officeooo:paragraph-rsid="00bd36bc"/>
    </style:style>
    <style:style style:name="P96" style:family="paragraph" style:parent-style-name="Footer">
      <style:text-properties officeooo:rsid="001f8a2d" officeooo:paragraph-rsid="002b33ed"/>
    </style:style>
    <style:style style:name="P97" style:family="paragraph" style:parent-style-name="Footer">
      <style:text-properties officeooo:rsid="011350d1" officeooo:paragraph-rsid="011350d1"/>
    </style:style>
    <style:style style:name="P98" style:family="paragraph" style:parent-style-name="Footer">
      <style:text-properties officeooo:rsid="0096b4e2" officeooo:paragraph-rsid="0096b4e2"/>
    </style:style>
    <style:style style:name="P99" style:family="paragraph" style:parent-style-name="Footer">
      <style:text-properties officeooo:paragraph-rsid="0096b4e2"/>
    </style:style>
    <style:style style:name="P100" style:family="paragraph" style:parent-style-name="Footer">
      <style:text-properties officeooo:paragraph-rsid="02a682f9"/>
    </style:style>
    <style:style style:name="P101" style:family="paragraph" style:parent-style-name="_5f_Paragraphe_5f_Réponse_5f_Pointillés_5f_Grisés">
      <style:text-properties officeooo:paragraph-rsid="0208b9b8"/>
    </style:style>
    <style:style style:name="P102" style:family="paragraph" style:parent-style-name="_5f_Paragraphe_5f_Réponse_5f_Pointillés_5f_Grisés">
      <style:text-properties officeooo:paragraph-rsid="02146d05"/>
    </style:style>
    <style:style style:name="P103" style:family="paragraph" style:parent-style-name="_5f_Tableau_5f_Centré_5f_Gras">
      <style:text-properties fo:font-weight="normal" style:font-weight-asian="normal" style:font-weight-complex="normal"/>
    </style:style>
    <style:style style:name="P104" style:family="paragraph" style:parent-style-name="_5f_Footer_20_page_20_impaire_20__28_D_29_"/>
    <style:style style:name="P105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" style:list-style-name="_5f_Numérotation_20_des_20_exercices"/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remier_5f_Titre_5f_Exercices_5f_avec_5f_Num_5f_Exo_5f_sans_5f_Titre" style:list-style-name="_5f_Numérotation_20_des_20_exercices" style:master-page-name="_32__5f_4_5f_SERIE_5f_M_5f_GAUCHE_5f_ET_5f_DROITE_5f_2COL">
      <style:paragraph-properties style:page-number="205" fo:break-before="auto" fo:break-after="auto"/>
    </style:style>
    <style:style style:name="P111" style:family="paragraph" style:parent-style-name="_5f_Titre_5f_Exercices_5f_sans_5f_Titre" style:list-style-name="_5f_Numérotation_20_des_20_exercices"/>
    <style:style style:name="P112" style:family="paragraph" style:parent-style-name="_5f_Titre_5f_Exercices_5f_sans_5f_Titre" style:list-style-name="_5f_Numérotation_20_des_20_exercices">
      <style:paragraph-properties fo:break-before="column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d7e12c"/>
    </style:style>
    <style:style style:name="P115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16" style:family="paragraph">
      <loext:graphic-properties draw:fill="solid" draw:fill-color="#7fb241"/>
    </style:style>
    <style:style style:name="P117" style:family="paragraph">
      <loext:graphic-properties draw:fill="solid" draw:fill-color="#1ca2b8"/>
    </style:style>
    <style:style style:name="P11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119" style:family="paragraph">
      <loext:graphic-properties draw:fill-color="#2a6099"/>
      <style:paragraph-properties fo:text-align="center"/>
    </style:style>
    <style:style style:name="P120" style:family="paragraph">
      <style:paragraph-properties fo:margin-left="0cm" fo:margin-right="0cm" fo:margin-top="0cm" fo:margin-bottom="0cm" fo:line-height="100%" fo:text-indent="0cm" style:writing-mode="lr-tb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3802c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Bitstream Vera Sans6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ecf191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1ca2b8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9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Bitstream Vera Sans6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8pt" style:language-asian="fr" style:country-asian="FR" style:font-style-asian="normal" style:font-weight-asian="normal" style:font-name-complex="Tahoma1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0" style:family="paragraph">
      <loext:graphic-properties draw:fill="solid" draw:fill-color="#7fb241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e9ad5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62e4e"/>
    </style:style>
    <style:style style:name="T1" style:family="text">
      <style:text-properties officeooo:rsid="008d016c"/>
    </style:style>
    <style:style style:name="T2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3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4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5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6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7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8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9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0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1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3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4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5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6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7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8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9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20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21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22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23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24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25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26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27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28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29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3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31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32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33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34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35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36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37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38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39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41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42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43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44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45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46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47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48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49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50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51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52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53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54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55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56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57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58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59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60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61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62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63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64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65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66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67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68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69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70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71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72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73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5" style:family="text">
      <style:text-properties fo:font-variant="small-caps"/>
    </style:style>
    <style:style style:name="T7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7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9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9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95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96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9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9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99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100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10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102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3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7" style:family="text">
      <style:text-properties fo:font-variant="small-caps" fo:color="#9d0f89" loext:opacity="100%" style:font-name="Bitstream Vera Sans6" fo:font-size="16pt" fo:font-weight="bold" officeooo:rsid="01a13e78"/>
    </style:style>
    <style:style style:name="T108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09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3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137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138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139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140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141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142" style:family="text">
      <style:text-properties fo:font-variant="small-caps" officeooo:rsid="0054f64f"/>
    </style:style>
    <style:style style:name="T143" style:family="text">
      <style:text-properties fo:font-variant="small-caps" officeooo:rsid="0096b4e2"/>
    </style:style>
    <style:style style:name="T144" style:family="text">
      <style:text-properties fo:font-variant="small-caps" officeooo:rsid="00a847d5"/>
    </style:style>
    <style:style style:name="T145" style:family="text">
      <style:text-properties fo:font-variant="small-caps" officeooo:rsid="007d7a6f"/>
    </style:style>
    <style:style style:name="T146" style:family="text">
      <style:text-properties fo:font-variant="small-caps" officeooo:rsid="00990660"/>
    </style:style>
    <style:style style:name="T147" style:family="text">
      <style:text-properties fo:font-variant="small-caps" officeooo:rsid="00b5d2d1"/>
    </style:style>
    <style:style style:name="T148" style:family="text">
      <style:text-properties fo:font-variant="small-caps" officeooo:rsid="00b6801f"/>
    </style:style>
    <style:style style:name="T149" style:family="text">
      <style:text-properties officeooo:rsid="010c4d3a"/>
    </style:style>
    <style:style style:name="T150" style:family="text">
      <style:text-properties officeooo:rsid="00b6801f"/>
    </style:style>
    <style:style style:name="T151" style:family="text">
      <style:text-properties fo:font-size="16pt" style:font-size-asian="16pt" style:font-size-complex="16pt"/>
    </style:style>
    <style:style style:name="T152" style:family="text">
      <style:text-properties officeooo:rsid="01f8729d"/>
    </style:style>
    <style:style style:name="T153" style:family="text">
      <style:text-properties officeooo:rsid="01b6dc57"/>
    </style:style>
    <style:style style:name="T154" style:family="text">
      <style:text-properties officeooo:rsid="00b5d2d1"/>
    </style:style>
    <style:style style:name="T155" style:family="text">
      <style:text-properties officeooo:rsid="015f088a"/>
    </style:style>
    <style:style style:name="T156" style:family="text">
      <style:text-properties officeooo:rsid="0160d7ef"/>
    </style:style>
    <style:style style:name="T157" style:family="text">
      <style:text-properties officeooo:rsid="02735980"/>
    </style:style>
    <style:style style:name="T158" style:family="text">
      <style:text-properties officeooo:rsid="02757f12"/>
    </style:style>
    <style:style style:name="T159" style:family="text">
      <style:text-properties officeooo:rsid="0272f9e5"/>
    </style:style>
    <style:style style:name="T160" style:family="text">
      <style:text-properties officeooo:rsid="026ec296"/>
    </style:style>
    <style:style style:name="T161" style:family="text">
      <style:text-properties officeooo:rsid="0268e0aa"/>
    </style:style>
    <style:style style:name="T162" style:family="text">
      <style:text-properties officeooo:rsid="0072f07f"/>
    </style:style>
    <style:style style:name="T163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64" style:family="text">
      <style:text-properties officeooo:rsid="014407b5"/>
    </style:style>
    <style:style style:name="T165" style:family="text">
      <style:text-properties officeooo:rsid="01fe03f2"/>
    </style:style>
    <style:style style:name="T166" style:family="text">
      <style:text-properties officeooo:rsid="0334a5be"/>
    </style:style>
    <style:style style:name="T167" style:family="text">
      <style:text-properties officeooo:rsid="0315af39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weight="normal" officeooo:rsid="02141326" style:font-weight-asian="normal" style:font-weight-complex="normal"/>
    </style:style>
    <style:style style:name="T182" style:family="text">
      <style:text-properties officeooo:rsid="02141326"/>
    </style:style>
    <style:style style:name="T183" style:family="text">
      <style:text-properties fo:color="#000000" loext:opacity="100%" style:font-name="Bitstream Vera Sans6" fo:font-size="10pt" fo:language="fr" fo:country="FR" fo:font-weight="normal" officeooo:rsid="02141326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language-complex="hi" style:country-complex="IN" style:font-weight-complex="normal"/>
    </style:style>
    <style:style style:name="T184" style:family="text">
      <style:text-properties fo:color="#000000" loext:opacity="100%" style:font-name="Bitstream Vera Sans6" fo:font-size="10pt" fo:language="fr" fo:country="FR" officeooo:rsid="02141326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85" style:family="text">
      <style:text-properties fo:color="#000000" loext:opacity="100%" style:font-name="Bitstream Vera Sans6" fo:font-size="10pt" fo:language="fr" fo:country="FR" officeooo:rsid="02146d05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86" style:family="text">
      <style:text-properties fo:color="#000000" loext:opacity="100%" style:font-name="Bitstream Vera Sans6" fo:font-size="10pt" fo:language="fr" fo:country="FR" officeooo:rsid="02154d5a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87" style:family="text">
      <style:text-properties fo:color="#000000" loext:opacity="100%" style:font-name="Bitstream Vera Sans6" fo:font-size="8pt" fo:language="fr" fo:country="FR" fo:font-weight="normal" officeooo:rsid="02141326" style:letter-kerning="true" fo:background-color="#ffff00" loext:char-shading-value="0" style:font-name-asian="Bitstream Vera Sans2" style:font-size-asian="8pt" style:language-asian="zh" style:country-asian="CN" style:font-weight-asian="normal" style:font-name-complex="Bitstream Vera Sans2" style:font-size-complex="8pt" style:language-complex="hi" style:country-complex="IN" style:font-weight-complex="normal"/>
    </style:style>
    <style:style style:name="T188" style:family="text">
      <style:text-properties fo:color="#000000" loext:opacity="100%" style:font-name="Bitstream Vera Sans6" fo:language="fr" fo:country="FR" officeooo:rsid="02141326" style:letter-kerning="true" fo:background-color="#ffff00" loext:char-shading-value="0" style:font-name-asian="Bitstream Vera Sans2" style:language-asian="zh" style:country-asian="CN" style:font-name-complex="Bitstream Vera Sans2" style:language-complex="hi" style:country-complex="IN"/>
    </style:style>
    <style:style style:name="T189" style:family="text">
      <style:text-properties fo:color="#000000" loext:opacity="100%" style:font-name="Bitstream Vera Sans6" fo:language="fr" fo:country="FR" officeooo:rsid="02154d5a" style:letter-kerning="true" fo:background-color="#ffff00" loext:char-shading-value="0" style:font-name-asian="Bitstream Vera Sans2" style:language-asian="zh" style:country-asian="CN" style:font-name-complex="Bitstream Vera Sans2" style:language-complex="hi" style:country-complex="IN"/>
    </style:style>
    <style:style style:name="T190" style:family="text">
      <style:text-properties fo:color="#000000" loext:opacity="100%" style:font-name="Bitstream Vera Sans6" fo:font-size="9pt" fo:language="fr" fo:country="FR" officeooo:rsid="02141326" style:letter-kerning="true" fo:background-color="#ffff00" loext:char-shading-value="0" style:font-name-asian="Bitstream Vera Sans2" style:font-size-asian="9pt" style:language-asian="zh" style:country-asian="CN" style:font-name-complex="Bitstream Vera Sans2" style:font-size-complex="9pt" style:language-complex="hi" style:country-complex="IN"/>
    </style:style>
    <style:style style:name="T191" style:family="text">
      <style:text-properties fo:color="#000000" loext:opacity="100%" style:font-name="Bitstream Vera Sans6" fo:font-size="9pt" fo:language="fr" fo:country="FR" officeooo:rsid="02154d5a" style:letter-kerning="true" fo:background-color="#ffff00" loext:char-shading-value="0" style:font-name-asian="Bitstream Vera Sans2" style:font-size-asian="9pt" style:language-asian="zh" style:country-asian="CN" style:font-name-complex="Bitstream Vera Sans2" style:font-size-complex="9pt" style:language-complex="hi" style:country-complex="IN"/>
    </style:style>
    <style:style style:name="T192" style:family="text">
      <style:text-properties officeooo:rsid="02146d05"/>
    </style:style>
    <style:style style:name="T193" style:family="text">
      <style:text-properties officeooo:rsid="02154d5a"/>
    </style:style>
    <style:style style:name="T194" style:family="text">
      <style:text-properties fo:font-size="9pt" style:font-size-asian="9pt" style:font-size-complex="9pt"/>
    </style:style>
    <style:style style:name="T195" style:family="text">
      <style:text-properties fo:font-size="9pt" officeooo:rsid="02154d5a" style:font-size-asian="9pt" style:font-size-complex="9pt"/>
    </style:style>
    <style:style style:name="T196" style:family="text">
      <style:text-properties fo:font-size="9pt" officeooo:rsid="02141326" style:font-size-asian="9pt" style:font-size-complex="9pt"/>
    </style:style>
    <style:style style:name="T197" style:family="text"/>
    <style:style style:name="T19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99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20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8pt" style:language-asian="fr" style:country-asian="FR" style:font-style-asian="normal" style:font-weight-asian="normal" style:font-name-complex="Tahoma1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03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stroke-dash="Dash_20_1066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3802c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18" style:family="graphic">
      <style:graphic-properties draw:stroke="solid" draw:stroke-dash="Dash_20_5926" svg:stroke-width="0.019cm" svg:stroke-color="#00000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5927" svg:stroke-width="0.019cm" svg:stroke-color="#00000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_20_5928" svg:stroke-width="0.019cm" svg:stroke-color="#00000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1" style:family="graphic">
      <style:graphic-properties style:run-through="foreground"/>
    </style:style>
    <style:style style:name="gr22" style:family="graphic">
      <style:graphic-properties draw:stroke="solid" draw:stroke-dash="Dash_20_59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_20_10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none" draw:stroke-dash="Dash_20_1067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draw:stroke-dash="Dash_20_106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draw:stroke-dash="Dash_20_106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9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draw:stroke-dash="Dash_20_107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9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draw:stroke-dash="Dash_20_107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7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30" style:family="graphic">
      <style:graphic-properties draw:stroke="solid" draw:stroke-dash="Dash_20_1089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_20_1090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_20_1091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_20_1092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4" style:family="graphic">
      <style:graphic-properties draw:stroke="none" draw:stroke-dash="Dash_20_1093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9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draw:stroke-dash="Dash_20_1094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3cm" fo:min-width="0.7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draw:stroke-dash="Dash_20_1095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3cm" fo:min-width="0.9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solid" draw:stroke-dash="Dash_20_10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_20_10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none" draw:stroke-dash="Dash_20_109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8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draw:stroke-dash="Dash_20_109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draw:stroke-dash="Dash_20_110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draw:stroke-dash="Dash_20_110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1ca2b8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44" style:family="graphic">
      <style:graphic-properties draw:stroke="none" draw:stroke-dash="Dash_20_1102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3cm" fo:min-width="0.70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none" draw:stroke-dash="Dash_20_1103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97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97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" style:family="graphic">
      <style:graphic-properties draw:stroke="solid" draw:stroke-dash="Dash_20_1105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_20_1106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_20_1107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_20_1108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_20_1109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none" draw:stroke-dash="Dash_20_111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draw:stroke-dash="Dash_20_111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draw:stroke-dash="Dash_20_1112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fb241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56" style:family="graphic">
      <style:graphic-properties draw:stroke="solid" draw:stroke-dash="Dash_20_1072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_20_1073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_20_1074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_20_10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_20_107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none" draw:stroke-dash="Dash_20_107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draw:stroke-dash="Dash_20_107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draw:stroke-dash="Dash_20_108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draw:stroke-dash="Dash_20_108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18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solid" draw:stroke-dash="Dash_20_10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_20_10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_20_10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none" draw:stroke-dash="Dash_20_1086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solid" draw:stroke-dash="Dash_20_10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_20_10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_20_1074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none" draw:stroke-dash="Dash_20_1082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de9ad5" draw:opacity="10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100%" style:run-through="foreground"/>
    </style:style>
    <style:style style:name="gr7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1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09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dash" draw:stroke-dash="Ultrafine_20_Dashe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7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3cm" fo:min-width="0.70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1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977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2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70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9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77" draw:name="Shape2_1" draw:style-name="gr11" draw:text-style-name="P118" svg:width="3.918cm" svg:height="1.031cm" draw:transform="rotate (0.0876155284501154) translate (0.137583333333333cm 0.342194444444444cm)">
        <draw:text-box>
          <text:p text:style-name="P113"><text:span text:style-name="T199">Fiche supplémentaire</text:span></text:p>
        </draw:text-box>
      </draw:frame>
      <draw:frame text:anchor-type="page" text:anchor-page-number="1" draw:z-index="276" draw:name="Shape2_0" draw:style-name="gr12" draw:text-style-name="P115" svg:width="3.857cm" svg:height="0.805cm" draw:transform="rotate (0.0872664625997165) translate (0.467430555555556cm 1.34055555555556cm)">
        <draw:text-box>
          <text:p text:style-name="P113"><text:span text:style-name="T198">Série 4</text:span></text:p>
        </draw:text-box>
      </draw:frame>
      <draw:line text:anchor-type="page" text:anchor-page-number="1" draw:z-index="275" draw:name="Shape3_0" draw:style-name="gr13" draw:text-style-name="P119" svg:x1="9.975cm" svg:y1="1.379cm" svg:x2="21.994cm" svg:y2="1.286cm">
        <text:p/>
      </draw:line>
      <draw:path text:anchor-type="page" text:anchor-page-number="1" draw:z-index="274" draw:name="Shape1_0" draw:style-name="gr14" draw:text-style-name="P116" svg:width="4.329cm" svg:height="2.24cm" svg:x="0cm" svg:y="0.001cm" svg:viewBox="0 0 4330 2241" svg:d="M0 2241l3984-288c209-15 363-168 345-342l-170-1611h-4159z">
        <text:p/>
      </draw:path>
      <text:list xml:id="list1392558652" text:style-name="_5f_Numérotation_20_des_20_exercices">
        <text:list-item text:start-value="1">
          <text:h text:style-name="P110" text:outline-level="1" text:restart-numbering="true" text:start-value="1"><text:span text:style-name="Character_5f_20_5f_style">Soit un carré de côté c de périmètre P et d'aire A . Complète le tableau.</text:span></text:h>
        </text:list-item>
      </text:list>
      <text:section text:style-name="Sect1" text:name="Section8"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office:value-type="string">
              <text:h text:style-name="_5f_Tableau_5f_Centré_5f_Gras" text:outline-level="1">c</text:h>
            </table:table-cell>
            <table:table-cell table:style-name="Table5.B1" office:value-type="string">
              <text:h text:style-name="_5f_Tableau_5f_Centré_5f_Gras" text:outline-level="1">4 dm</text:h>
            </table:table-cell>
            <table:table-cell table:style-name="Table5.C1" office:value-type="string">
              <text:h text:style-name="_5f_Tableau_5f_Centré_5f_Gras" text:outline-level="1">2,4 cm</text:h>
            </table:table-cell>
            <table:table-cell table:style-name="Table5.D1" office:value-type="string">
              <text:h text:style-name="_5f_Tableau_5f_Centré_5f_Gras" text:outline-level="1">36 mm</text:h>
            </table:table-cell>
            <table:table-cell table:style-name="Table5.E1" office:value-type="string">
              <text:h text:style-name="_5f_Tableau_5f_Centré_5f_Gras" text:outline-level="1">1,8 m</text:h>
            </table:table-cell>
          </table:table-row>
          <table:table-row table:style-name="Table5.1">
            <table:table-cell table:style-name="Table5.A2" office:value-type="string">
              <text:h text:style-name="_5f_Tableau_5f_Centré_5f_Gras" text:outline-level="1"><text:span text:style-name="Character_5f_20_5f_style">P</text:span></text:h>
            </table:table-cell>
            <table:table-cell table:style-name="Table5.B2" office:value-type="string">
              <text:h text:style-name="_5f_Tableau_5f_Centré_5f_Gras" text:outline-level="1"><text:span text:style-name="_5f_Caractères_5f_correction"><text:span text:style-name="T183">16 </text:span></text:span><text:span text:style-name="_5f_Caractères_5f_correction"><text:span text:style-name="T180">dm</text:span></text:span></text:h>
            </table:table-cell>
            <table:table-cell table:style-name="Table5.C2" office:value-type="string">
              <text:h text:style-name="_5f_Tableau_5f_Centré_5f_Gras" text:outline-level="1"><text:span text:style-name="_5f_Caractères_5f_correction"><text:span text:style-name="T183">9,6</text:span></text:span><text:span text:style-name="_5f_Caractères_5f_correction"><text:span text:style-name="T180"> cm</text:span></text:span></text:h>
            </table:table-cell>
            <table:table-cell table:style-name="Table5.D2" office:value-type="string">
              <text:h text:style-name="_5f_Tableau_5f_Centré_5f_Gras" text:outline-level="1"><text:span text:style-name="_5f_Caractères_5f_correction"><text:span text:style-name="T183">144</text:span></text:span><text:span text:style-name="_5f_Caractères_5f_correction"><text:span text:style-name="T180"> mm</text:span></text:span></text:h>
            </table:table-cell>
            <table:table-cell table:style-name="Table5.E2" office:value-type="string">
              <text:h text:style-name="_5f_Tableau_5f_Centré_5f_Gras" text:outline-level="1"><text:span text:style-name="_5f_Caractères_5f_correction"><text:span text:style-name="T183">7,2</text:span></text:span><text:span text:style-name="_5f_Caractères_5f_correction"><text:span text:style-name="T180"> m</text:span></text:span></text:h>
            </table:table-cell>
          </table:table-row>
          <table:table-row table:style-name="Table5.1">
            <table:table-cell table:style-name="Table5.A2" office:value-type="string">
              <text:h text:style-name="_5f_Tableau_5f_Centré_5f_Gras" text:outline-level="1"><text:span text:style-name="Character_5f_20_5f_style">A</text:span></text:h>
            </table:table-cell>
            <table:table-cell table:style-name="Table5.B3" office:value-type="string">
              <text:h text:style-name="_5f_Tableau_5f_Centré_5f_Gras" text:outline-level="1"><text:span text:style-name="_5f_Caractères_5f_correction"><text:span text:style-name="T183">16 </text:span></text:span><text:span text:style-name="_5f_Caractères_5f_correction"><text:span text:style-name="T180">dm</text:span></text:span><text:span text:style-name="_5f_Caractères_5f_correction"><text:span text:style-name="T181">²</text:span></text:span></text:h>
            </table:table-cell>
            <table:table-cell table:style-name="Table5.C3" office:value-type="string">
              <text:h text:style-name="_5f_Tableau_5f_Centré_5f_Gras" text:outline-level="1"><text:span text:style-name="_5f_Caractères_5f_correction"><text:span text:style-name="T183">5,76</text:span></text:span><text:span text:style-name="_5f_Caractères_5f_correction"><text:span text:style-name="T180"> cm</text:span></text:span><text:span text:style-name="_5f_Caractères_5f_correction"><text:span text:style-name="T181">²</text:span></text:span></text:h>
            </table:table-cell>
            <table:table-cell table:style-name="Table5.D3" office:value-type="string">
              <text:h text:style-name="_5f_Tableau_5f_Centré_5f_Gras" text:outline-level="1"><text:span text:style-name="_5f_Caractères_5f_correction"><text:span text:style-name="T187">1 296</text:span></text:span><text:span text:style-name="_5f_Caractères_5f_correction"><text:span text:style-name="T180"> mm</text:span></text:span><text:span text:style-name="_5f_Caractères_5f_correction"><text:span text:style-name="T181">²</text:span></text:span></text:h>
            </table:table-cell>
            <table:table-cell table:style-name="Table5.E3" office:value-type="string">
              <text:h text:style-name="_5f_Tableau_5f_Centré_5f_Gras" text:outline-level="1"><text:span text:style-name="_5f_Caractères_5f_correction"><text:span text:style-name="T183">3,24</text:span></text:span><text:span text:style-name="_5f_Caractères_5f_correction"><text:span text:style-name="T180"> m</text:span></text:span><text:span text:style-name="_5f_Caractères_5f_correction"><text:span text:style-name="T181">²</text:span></text:span></text:h>
            </table:table-cell>
          </table:table-row>
        </table:table>
      </text:section>
      <text:list xml:id="list195758232887303" text:continue-numbering="true" text:style-name="_5f_Numérotation_20_des_20_exercices">
        <text:list-item>
          <text:h text:style-name="P111" text:outline-level="1"><text:span text:style-name="Character_5f_20_5f_style">Soit un rectangle de largeur</text:span><text:span text:style-name="_5f_Caractères"> l</text:span><text:span text:style-name="Character_5f_20_5f_style">, de longueur</text:span><text:span text:style-name="_5f_Caractères"> L, </text:span><text:span text:style-name="Character_5f_20_5f_style">de périmètre P</text:span><text:span text:style-name="_5f_Caractères"> </text:span><text:span text:style-name="Character_5f_20_5f_style">et d'aire A</text:span>. Complète le tableau.</text:h>
        </text:list-item>
      </text:list>
      <text:section text:style-name="Sect1" text:name="Section9"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B"/>
          <table:table-column table:style-name="Table9.E"/>
          <table:table-row table:style-name="Table9.1">
            <table:table-cell table:style-name="Table9.A1" office:value-type="string">
              <text:h text:style-name="_5f_Tableau_5f_Centré_5f_Gras" text:outline-level="1">l</text:h>
            </table:table-cell>
            <table:table-cell table:style-name="Table9.B1" office:value-type="string">
              <text:h text:style-name="_5f_Tableau_5f_Centré_5f_Gras" text:outline-level="1">4 cm</text:h>
            </table:table-cell>
            <table:table-cell table:style-name="Table9.C1" office:value-type="string">
              <text:h text:style-name="_5f_Tableau_5f_Centré_5f_Gras" text:outline-level="1">5 cm</text:h>
            </table:table-cell>
            <table:table-cell table:style-name="Table9.D1" office:value-type="string">
              <text:h text:style-name="_5f_Tableau_5f_Centré_5f_Gras" text:outline-level="1">36 hm</text:h>
            </table:table-cell>
            <table:table-cell table:style-name="Table9.E1" office:value-type="string">
              <text:h text:style-name="_5f_Tableau_5f_Centré_5f_Gras" text:outline-level="1">0,1 hm</text:h>
            </table:table-cell>
          </table:table-row>
          <table:table-row table:style-name="Table9.1">
            <table:table-cell table:style-name="Table9.A2" office:value-type="string">
              <text:h text:style-name="_5f_Tableau_5f_Centré_5f_Gras" text:outline-level="1">L</text:h>
            </table:table-cell>
            <table:table-cell table:style-name="Table9.B2" office:value-type="string">
              <text:h text:style-name="_5f_Tableau_5f_Centré_5f_Gras" text:outline-level="1">5 cm</text:h>
            </table:table-cell>
            <table:table-cell table:style-name="Table9.C2" office:value-type="string">
              <text:h text:style-name="_5f_Tableau_5f_Centré_5f_Gras" text:outline-level="1">1,2 m</text:h>
            </table:table-cell>
            <table:table-cell table:style-name="Table9.D2" office:value-type="string">
              <text:h text:style-name="_5f_Tableau_5f_Centré_5f_Gras" text:outline-level="1">10 dam</text:h>
            </table:table-cell>
            <table:table-cell table:style-name="Table9.E2" office:value-type="string">
              <text:h text:style-name="_5f_Tableau_5f_Centré_5f_Gras" text:outline-level="1">4,8 m</text:h>
            </table:table-cell>
          </table:table-row>
          <table:table-row table:style-name="Table9.1">
            <table:table-cell table:style-name="Table9.A2" office:value-type="string">
              <text:h text:style-name="_5f_Tableau_5f_Centré_5f_Gras" text:outline-level="1">P</text:h>
            </table:table-cell>
            <table:table-cell table:style-name="Table9.B3" office:value-type="string">
              <text:h text:style-name="P103" text:outline-level="1"><text:span text:style-name="_5f_Caractères_5f_correction"><text:span text:style-name="T184">18</text:span></text:span><text:span text:style-name="_5f_Caractères_5f_correction"> cm</text:span></text:h>
            </table:table-cell>
            <table:table-cell table:style-name="Table9.C3" office:value-type="string">
              <text:h text:style-name="P103" text:outline-level="1"><text:span text:style-name="_5f_Caractères_5f_correction"><text:span text:style-name="T184">2,5</text:span></text:span><text:span text:style-name="_5f_Caractères_5f_correction"> m</text:span></text:h>
            </table:table-cell>
            <table:table-cell table:style-name="Table9.D3" office:value-type="string">
              <text:h text:style-name="P103" text:outline-level="1"><text:span text:style-name="_5f_Caractères_5f_correction"><text:span text:style-name="T184">74</text:span></text:span><text:span text:style-name="_5f_Caractères_5f_correction"> </text:span><text:span text:style-name="_5f_Caractères_5f_correction"><text:span text:style-name="T182">h</text:span></text:span><text:span text:style-name="_5f_Caractères_5f_correction">m</text:span></text:h>
            </table:table-cell>
            <table:table-cell table:style-name="Table9.E3" office:value-type="string">
              <text:h text:style-name="P103" text:outline-level="1"><text:span text:style-name="_5f_Caractères_5f_correction"><text:span text:style-name="T184">29,6</text:span></text:span><text:span text:style-name="_5f_Caractères_5f_correction"> m</text:span></text:h>
            </table:table-cell>
          </table:table-row>
          <table:table-row table:style-name="Table9.1">
            <table:table-cell table:style-name="Table9.A2" office:value-type="string">
              <text:h text:style-name="_5f_Tableau_5f_Centré_5f_Gras" text:outline-level="1"><text:span text:style-name="Character_5f_20_5f_style">A</text:span></text:h>
            </table:table-cell>
            <table:table-cell table:style-name="Table9.B4" office:value-type="string">
              <text:h text:style-name="P103" text:outline-level="1"><text:span text:style-name="_5f_Caractères_5f_correction"><text:span text:style-name="T184">20</text:span></text:span><text:span text:style-name="_5f_Caractères_5f_correction"> cm</text:span><text:span text:style-name="_5f_Caractères_5f_correction"><text:span text:style-name="T182">²</text:span></text:span></text:h>
            </table:table-cell>
            <table:table-cell table:style-name="Table9.C4" office:value-type="string">
              <text:h text:style-name="P103" text:outline-level="1"><text:span text:style-name="_5f_Caractères_5f_correction"><text:span text:style-name="T184">600</text:span></text:span><text:span text:style-name="_5f_Caractères_5f_correction"> </text:span><text:span text:style-name="_5f_Caractères_5f_correction"><text:span text:style-name="T182">c</text:span></text:span><text:span text:style-name="_5f_Caractères_5f_correction">m</text:span><text:span text:style-name="_5f_Caractères_5f_correction"><text:span text:style-name="T182">²</text:span></text:span></text:h>
            </table:table-cell>
            <table:table-cell table:style-name="Table9.D4" office:value-type="string">
              <text:h text:style-name="P103" text:outline-level="1"><text:span text:style-name="_5f_Caractères_5f_correction"><text:span text:style-name="T184">36</text:span></text:span><text:span text:style-name="_5f_Caractères_5f_correction"> </text:span><text:span text:style-name="_5f_Caractères_5f_correction"><text:span text:style-name="T182">h</text:span></text:span><text:span text:style-name="_5f_Caractères_5f_correction">m</text:span><text:span text:style-name="_5f_Caractères_5f_correction"><text:span text:style-name="T182">²</text:span></text:span></text:h>
            </table:table-cell>
            <table:table-cell table:style-name="Table9.E4" office:value-type="string">
              <text:h text:style-name="P103" text:outline-level="1"><text:span text:style-name="_5f_Caractères_5f_correction"><text:span text:style-name="T184">48</text:span></text:span><text:span text:style-name="_5f_Caractères_5f_correction"> m</text:span><text:span text:style-name="_5f_Caractères_5f_correction"><text:span text:style-name="T182">²</text:span></text:span></text:h>
            </table:table-cell>
          </table:table-row>
        </table:table>
        <text:list xml:id="list1413369459" text:style-name="_5f_Numérotation_20_des_20_exercices">
          <text:list-header>
            <text:h text:style-name="P108" text:outline-level="1"/>
          </text:list-header>
        </text:list>
      </text:section>
      <text:list xml:id="list195757945009377" text:continue-list="list195758232887303" text:style-name="_5f_Numérotation_20_des_20_exercices">
        <text:list-item>
          <text:h text:style-name="P111" text:outline-level="1"><text:span text:style-name="Character_5f_20_5f_style">A</text:span><text:span text:style-name="_5f_Caractères"> </text:span><text:span text:style-name="Character_5f_20_5f_style">est l'aire d'un triangle rectangle dont les longueurs des côtés de l'angle droit sont</text:span><text:span text:style-name="_5f_Caractères"> </text:span><text:span text:style-name="Character_5f_20_5f_style">c1</text:span><text:span text:style-name="_5f_Caractères"> </text:span><text:span text:style-name="Character_5f_20_5f_style">et</text:span><text:span text:style-name="_5f_Caractères"> </text:span><text:span text:style-name="Character_5f_20_5f_style">c2</text:span><text:span text:style-name="_5f_pointillés_20_gris">. </text:span><text:span text:style-name="Character_5f_20_5f_style">Complète le tableau suivant.</text:span></text:h>
        </text:list-item>
      </text:list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header-rows>
          <table:table-row table:style-name="Table11.1">
            <table:table-cell table:style-name="Table11.A1" office:value-type="string">
              <text:h text:style-name="_5f_Tableau_5f_Centré_5f_Gras" text:outline-level="1">c1</text:h>
            </table:table-cell>
            <table:table-cell table:style-name="Table11.B1" office:value-type="string">
              <text:h text:style-name="_5f_Tableau_5f_Centré_5f_Gras" text:outline-level="1">2 cm</text:h>
            </table:table-cell>
            <table:table-cell table:style-name="Table11.C1" office:value-type="string">
              <text:h text:style-name="_5f_Tableau_5f_Centré_5f_Gras" text:outline-level="1">15 m</text:h>
            </table:table-cell>
            <table:table-cell table:style-name="Table11.D1" office:value-type="string">
              <text:h text:style-name="_5f_Tableau_5f_Centré_5f_Gras" text:outline-level="1">3 m</text:h>
            </table:table-cell>
            <table:table-cell table:style-name="Table11.E1" office:value-type="string">
              <text:h text:style-name="_5f_Tableau_5f_Centré_5f_Gras" text:outline-level="1">1,4 dm</text:h>
            </table:table-cell>
          </table:table-row>
        </table:table-header-rows>
        <table:table-row table:style-name="Table11.1">
          <table:table-cell table:style-name="Table11.A2" office:value-type="string">
            <text:h text:style-name="_5f_Tableau_5f_Centré_5f_Gras" text:outline-level="1">c2</text:h>
          </table:table-cell>
          <table:table-cell table:style-name="Table11.B2" office:value-type="string">
            <text:h text:style-name="_5f_Tableau_5f_Centré_5f_Gras" text:outline-level="1">5 cm</text:h>
          </table:table-cell>
          <table:table-cell table:style-name="Table11.C2" office:value-type="string">
            <text:h text:style-name="_5f_Tableau_5f_Centré_5f_Gras" text:outline-level="1">3 dam</text:h>
          </table:table-cell>
          <table:table-cell table:style-name="Table11.D2" office:value-type="string">
            <text:h text:style-name="_5f_Tableau_5f_Centré_5f_Gras" text:outline-level="1">10,5 dm</text:h>
          </table:table-cell>
          <table:table-cell table:style-name="Table11.E2" office:value-type="string">
            <text:h text:style-name="_5f_Tableau_5f_Centré_5f_Gras" text:outline-level="1">1,75 m</text:h>
          </table:table-cell>
        </table:table-row>
        <table:table-row table:style-name="Table11.1">
          <table:table-cell table:style-name="Table11.A2" office:value-type="string">
            <text:h text:style-name="_5f_Tableau_5f_Centré_5f_Gras" text:outline-level="1">A</text:h>
          </table:table-cell>
          <table:table-cell table:style-name="Table11.B3" office:value-type="string">
            <text:h text:style-name="P103" text:outline-level="1"><text:span text:style-name="_5f_Caractères_5f_correction"><text:span text:style-name="T195">5</text:span></text:span><text:span text:style-name="_5f_Caractères_5f_correction"><text:span text:style-name="T194"> cm</text:span></text:span><text:span text:style-name="_5f_Caractères_5f_correction"><text:span text:style-name="T196">²</text:span></text:span></text:h>
          </table:table-cell>
          <table:table-cell table:style-name="Table11.C3" office:value-type="string">
            <text:h text:style-name="P103" text:outline-level="1"><text:span text:style-name="_5f_Caractères_5f_correction"><text:span text:style-name="T195">2</text:span></text:span><text:span text:style-name="_5f_Caractères_5f_correction"><text:span text:style-name="T190">,</text:span></text:span><text:span text:style-name="_5f_Caractères_5f_correction"><text:span text:style-name="T191">25</text:span></text:span><text:span text:style-name="_5f_Caractères_5f_correction"><text:span text:style-name="T194"> </text:span></text:span><text:span text:style-name="_5f_Caractères_5f_correction"><text:span text:style-name="T190">da</text:span></text:span><text:span text:style-name="_5f_Caractères_5f_correction"><text:span text:style-name="T194">m</text:span></text:span><text:span text:style-name="_5f_Caractères_5f_correction"><text:span text:style-name="T196">²</text:span></text:span></text:h>
          </table:table-cell>
          <table:table-cell table:style-name="Table11.D3" office:value-type="string">
            <text:h text:style-name="P103" text:outline-level="1"><text:span text:style-name="_5f_Caractères_5f_correction"><text:span text:style-name="T195">1</text:span></text:span><text:span text:style-name="_5f_Caractères_5f_correction"><text:span text:style-name="T191">57,5</text:span></text:span><text:span text:style-name="_5f_Caractères_5f_correction"><text:span text:style-name="T194"> </text:span></text:span><text:span text:style-name="_5f_Caractères_5f_correction"><text:span text:style-name="T195">d</text:span></text:span><text:span text:style-name="_5f_Caractères_5f_correction"><text:span text:style-name="T194">m</text:span></text:span><text:span text:style-name="_5f_Caractères_5f_correction"><text:span text:style-name="T196">²</text:span></text:span></text:h>
          </table:table-cell>
          <table:table-cell table:style-name="Table11.E3" office:value-type="string">
            <text:h text:style-name="P103" text:outline-level="1"><text:span text:style-name="_5f_Caractères_5f_correction"><text:span text:style-name="T195">1</text:span></text:span><text:span text:style-name="_5f_Caractères_5f_correction"><text:span text:style-name="T191">2,25</text:span></text:span><text:span text:style-name="_5f_Caractères_5f_correction"><text:span text:style-name="T194"> </text:span></text:span><text:span text:style-name="_5f_Caractères_5f_correction"><text:span text:style-name="T196">d</text:span></text:span><text:span text:style-name="_5f_Caractères_5f_correction"><text:span text:style-name="T194">m</text:span></text:span><text:span text:style-name="_5f_Caractères_5f_correction"><text:span text:style-name="T196">²</text:span></text:span></text:h>
          </table:table-cell>
        </table:table-row>
      </table:table>
      <text:list xml:id="list195759672066328" text:continue-numbering="true" text:style-name="_5f_Numérotation_20_des_20_exercices">
        <text:list-header>
          <text:h text:style-name="P111" text:outline-level="1"/>
        </text:list-header>
        <text:list-item>
          <text:h text:style-name="P112" text:outline-level="1">Calcule l'aire de chaque triangle.<text:line-break/>(Attention, les triangles ne sont pas dessinés en vraie grandeur.)</text:h>
        </text:list-item>
      </text:list>
      <text:h text:style-name="_5f_Paragraphe" text:outline-level="1"><text:span text:style-name="Character_5f_20_5f_style"/></text:h>
      <text:h text:style-name="_5f_Paragraphe" text:outline-level="1"><draw:g text:anchor-type="paragraph" draw:z-index="273" draw:name="Shape22" draw:style-name="gr15"><draw:frame draw:style-name="gr16" draw:text-style-name="P121" svg:width="0.727cm" svg:height="0.625cm" svg:x="0.695cm" svg:y="1.385cm"><draw:text-box><text:p text:style-name="P120"><text:span text:style-name="T200">B</text:span></text:p></draw:text-box></draw:frame><draw:polygon draw:style-name="gr17" draw:text-style-name="P122" svg:width="2.505cm" svg:height="0.982cm" svg:x="0.783cm" svg:y="0.557cm" svg:viewBox="0 0 2506 983" draw:points="0,0 2506,562 176,983"><text:p/></draw:polygon><draw:line draw:style-name="gr18" draw:text-style-name="P123" svg:x1="0.953cm" svg:y1="1.542cm" svg:x2="0.779cm" svg:y2="0.557cm"><text:p/></draw:line><draw:line draw:style-name="gr19" draw:text-style-name="P123" svg:x1="0.779cm" svg:y1="0.557cm" svg:x2="3.316cm" svg:y2="1.125cm"><text:p/></draw:line><draw:line draw:style-name="gr20" draw:text-style-name="P123" svg:x1="3.317cm" svg:y1="1.125cm" svg:x2="0.953cm" svg:y2="1.542cm"><text:p/></draw:line><draw:g draw:style-name="gr21"><draw:line draw:style-name="gr22" draw:text-style-name="P124" svg:x1="0.918cm" svg:y1="1.341cm" svg:x2="1.115cm" svg:y2="1.306cm"><text:p/></draw:line><draw:line draw:style-name="gr23" draw:text-style-name="P124" svg:x1="1.15cm" svg:y1="1.503cm" svg:x2="1.115cm" svg:y2="1.306cm"><text:p/></draw:line></draw:g><draw:frame draw:style-name="gr24" draw:text-style-name="P121" svg:width="0.727cm" svg:height="0.625cm" svg:x="0.27cm" svg:y="0.09cm"><draw:text-box><text:p text:style-name="P120"><text:span text:style-name="T200">C</text:span></text:p></draw:text-box></draw:frame><draw:frame draw:style-name="gr25" draw:text-style-name="P121" svg:width="0.727cm" svg:height="0.625cm" svg:x="3.142cm" svg:y="0.736cm"><draw:text-box><text:p text:style-name="P120"><text:span text:style-name="T200">A</text:span></text:p></draw:text-box></draw:frame><draw:frame draw:style-name="gr26" draw:text-style-name="P125" svg:width="0.978cm" svg:height="0.332cm" draw:transform="rotate (-1.40394285030424) translate (0.739069444444444cm 0.532694444444445cm)"><draw:text-box><text:p text:style-name="P120"><text:span text:style-name="T201">3,9 cm</text:span></text:p></draw:text-box></draw:frame><draw:frame draw:style-name="gr27" draw:text-style-name="P125" svg:width="1.481cm" svg:height="0.583cm" draw:transform="rotate (-0.217468024798494) translate (1.50106944444444cm 0.192263888888889cm)"><draw:text-box><text:p text:style-name="P120"><text:span text:style-name="T201">8,9 cm</text:span></text:p></draw:text-box></draw:frame><draw:frame draw:style-name="gr28" draw:text-style-name="P125" svg:width="1.209cm" svg:height="0.583cm" draw:transform="rotate (0.183434104384604) translate (1.54516666666667cm 1.30880555555556cm)"><draw:text-box><text:p text:style-name="P120"><text:span text:style-name="T201">8 cm</text:span></text:p></draw:text-box></draw:frame><draw:polygon draw:style-name="gr29" draw:text-style-name="P126" svg:width="2.972cm" svg:height="2.492cm" svg:x="0.771cm" svg:y="2.381cm" svg:viewBox="0 0 2973 2493" draw:points="995,0 0,2481 2915,2493 2880,2493 2973,2493"><text:p/></draw:polygon><draw:line draw:style-name="gr30" draw:text-style-name="P123" svg:x1="0.765cm" svg:y1="4.863cm" svg:x2="3.749cm" svg:y2="4.863cm"><text:p/></draw:line><draw:line draw:style-name="gr31" draw:text-style-name="P123" svg:x1="0.765cm" svg:y1="4.863cm" svg:x2="1.761cm" svg:y2="2.373cm"><text:p/></draw:line><draw:line draw:style-name="gr32" draw:text-style-name="P123" svg:x1="1.761cm" svg:y1="2.381cm" svg:x2="3.749cm" svg:y2="4.866cm"><text:p/></draw:line><draw:line draw:style-name="gr33" draw:text-style-name="P123" svg:x1="1.761cm" svg:y1="4.863cm" svg:x2="1.761cm" svg:y2="2.383cm"><text:p/></draw:line><draw:frame draw:style-name="gr34" draw:text-style-name="P125" svg:width="1.479cm" svg:height="0.583cm" svg:x="2.039cm" svg:y="4.761cm"><draw:text-box><text:p text:style-name="P120"><text:span text:style-name="T201">4,3 cm</text:span></text:p></draw:text-box></draw:frame><draw:frame draw:style-name="gr35" draw:text-style-name="P125" svg:width="1.211cm" svg:height="0.585cm" svg:x="0.572cm" svg:y="4.745cm"><draw:text-box><text:p text:style-name="P120"><text:span text:style-name="T201">2 cm</text:span></text:p></draw:text-box></draw:frame><draw:frame draw:style-name="gr36" draw:text-style-name="P125" svg:width="1.481cm" svg:height="0.585cm" draw:transform="rotate (1.5707963267949) translate (1.70215277777778cm 4.47498611111111cm)"><draw:text-box><text:p text:style-name="P120"><text:span text:style-name="T201">5,2 cm</text:span></text:p></draw:text-box></draw:frame><draw:g draw:style-name="gr21"><draw:line draw:style-name="gr37" draw:text-style-name="P124" svg:x1="1.761cm" svg:y1="4.674cm" svg:x2="1.961cm" svg:y2="4.674cm"><text:p/></draw:line><draw:line draw:style-name="gr38" draw:text-style-name="P124" svg:x1="1.952cm" svg:y1="4.667cm" svg:x2="1.952cm" svg:y2="4.867cm"><text:p/></draw:line></draw:g><draw:frame draw:style-name="gr39" draw:text-style-name="P121" svg:width="0.532cm" svg:height="0.625cm" svg:x="0.272cm" svg:y="4.533cm"><draw:text-box><text:p text:style-name="P120"><text:span text:style-name="T200">M</text:span></text:p></draw:text-box></draw:frame><draw:frame draw:style-name="gr40" draw:text-style-name="P121" svg:width="0.757cm" svg:height="0.625cm" svg:x="1.36cm" svg:y="1.79cm"><draw:text-box><text:p text:style-name="P120"><text:span text:style-name="T200">O</text:span></text:p></draw:text-box></draw:frame><draw:frame draw:style-name="gr41" draw:text-style-name="P121" svg:width="0.75cm" svg:height="0.625cm" svg:x="1.468cm" svg:y="4.745cm"><draw:text-box><text:p text:style-name="P120"><text:span text:style-name="T200">H</text:span></text:p></draw:text-box></draw:frame><draw:frame draw:style-name="gr42" draw:text-style-name="P121" svg:width="0.743cm" svg:height="0.625cm" svg:x="3.584cm" svg:y="4.533cm"><draw:text-box><text:p text:style-name="P120"><text:span text:style-name="T200">N</text:span></text:p></draw:text-box></draw:frame><draw:polygon draw:style-name="gr43" draw:text-style-name="P127" svg:width="2.961cm" svg:height="1.568cm" draw:transform="rotate (0.00122173047639603) translate (4.64351208586257cm 4.54202200484187cm)" svg:viewBox="0 0 2962 1569" draw:points="0,1171 2096,0 2962,1569"><text:p/></draw:polygon><draw:frame draw:style-name="gr44" draw:text-style-name="P129" svg:width="1.211cm" svg:height="0.585cm" draw:transform="rotate (-0.122696646415202) translate (5.540375cm 5.75556944444444cm)"><draw:text-box><text:p text:style-name="P128"><text:span text:style-name="T202">2 cm</text:span></text:p></draw:text-box></draw:frame><draw:frame draw:style-name="gr45" draw:text-style-name="P129" svg:width="0.978cm" svg:height="0.332cm" draw:transform="rotate (-1.05540059868097) translate (7.3025cm 4.74309722222222cm)"><draw:text-box><text:p text:style-name="P128"><text:span text:style-name="T202">1,2 cm</text:span></text:p></draw:text-box></draw:frame><draw:frame draw:style-name="gr46" draw:text-style-name="P129" svg:width="1.481cm" svg:height="0.583cm" draw:transform="rotate (0.509461608657145) translate (4.70076388888889cm 5.05530555555556cm)"><draw:text-box><text:p text:style-name="P128"><text:span text:style-name="T202">1,6 cm</text:span></text:p></draw:text-box></draw:frame><draw:g draw:style-name="gr21"><draw:line draw:style-name="gr47" draw:text-style-name="P124" svg:x1="6.73cm" svg:y1="4.543cm" svg:x2="7.615cm" svg:y2="6.111cm"><text:p/></draw:line><draw:line draw:style-name="gr48" draw:text-style-name="P124" svg:x1="7.615cm" svg:y1="6.111cm" svg:x2="4.64cm" svg:y2="5.723cm"><text:p/></draw:line><draw:line draw:style-name="gr49" draw:text-style-name="P124" svg:x1="4.64cm" svg:y1="5.723cm" svg:x2="6.73cm" svg:y2="4.543cm"><text:p/></draw:line><draw:line draw:style-name="gr50" draw:text-style-name="P124" svg:x1="6.568cm" svg:y1="4.64cm" svg:x2="6.666cm" svg:y2="4.814cm"><text:p/></draw:line><draw:line draw:style-name="gr51" draw:text-style-name="P124" svg:x1="6.652cm" svg:y1="4.812cm" svg:x2="6.826cm" svg:y2="4.714cm"><text:p/></draw:line></draw:g><draw:frame draw:style-name="gr52" draw:text-style-name="P121" svg:width="0.727cm" svg:height="0.625cm" svg:x="4.211cm" svg:y="5.63cm"><draw:text-box><text:p text:style-name="P120"><text:span text:style-name="T200">R</text:span></text:p></draw:text-box></draw:frame><draw:frame draw:style-name="gr53" draw:text-style-name="P121" svg:width="0.708cm" svg:height="0.625cm" svg:x="7.311cm" svg:y="6.031cm"><draw:text-box><text:p text:style-name="P120"><text:span text:style-name="T200">S</text:span></text:p></draw:text-box></draw:frame><draw:frame draw:style-name="gr54" draw:text-style-name="P121" svg:width="0.706cm" svg:height="0.625cm" svg:x="6.41cm" svg:y="4.031cm"><draw:text-box><text:p text:style-name="P120"><text:span text:style-name="T200">T</text:span></text:p></draw:text-box></draw:frame><draw:polygon draw:style-name="gr55" draw:text-style-name="P130" svg:width="3.136cm" svg:height="3.195cm" svg:x="4.122cm" svg:y="0.64cm" svg:viewBox="0 0 3137 3196" draw:points="1088,0 0,3196 3137,2704"><text:p/></draw:polygon><draw:line draw:style-name="gr56" draw:text-style-name="P124" svg:x1="4.109cm" svg:y1="3.847cm" svg:x2="5.216cm" svg:y2="0.633cm"><text:p/></draw:line><draw:line draw:style-name="gr57" draw:text-style-name="P124" svg:x1="5.213cm" svg:y1="0.633cm" svg:x2="7.266cm" svg:y2="3.343cm"><text:p/></draw:line><draw:line draw:style-name="gr58" draw:text-style-name="P124" svg:x1="7.266cm" svg:y1="3.337cm" svg:x2="4.106cm" svg:y2="3.841cm"><text:p/></draw:line><draw:line draw:style-name="gr59" draw:text-style-name="P124" svg:x1="4.842cm" svg:y1="2.134cm" svg:x2="4.504cm" svg:y2="2.2cm"><text:p/></draw:line><draw:line draw:style-name="gr60" draw:text-style-name="P124" svg:x1="4.804cm" svg:y1="2.234cm" svg:x2="4.466cm" svg:y2="2.3cm"><text:p/></draw:line><draw:frame draw:style-name="gr61" draw:text-style-name="P125" svg:width="1.391cm" svg:height="0.583cm" draw:transform="rotate (-0.917694120698619) translate (6.29884722222222cm 1.12536111111111cm)"><draw:text-box><text:p text:style-name="P120"><text:span text:style-name="T201">17 cm</text:span></text:p></draw:text-box></draw:frame><draw:frame draw:style-name="gr62" draw:text-style-name="P125" svg:width="1.391cm" svg:height="0.583cm" draw:transform="rotate (0.16301375213627) translate (5.07470833333333cm 3.65301388888889cm)"><draw:text-box><text:p text:style-name="P120"><text:span text:style-name="T201">16 cm</text:span></text:p></draw:text-box></draw:frame><draw:frame draw:style-name="gr63" draw:text-style-name="P121" svg:width="0.75cm" svg:height="0.625cm" svg:x="3.542cm" svg:y="3.53cm"><draw:text-box><text:p text:style-name="P120"><text:span text:style-name="T200">D</text:span></text:p></draw:text-box></draw:frame><draw:frame draw:style-name="gr64" draw:text-style-name="P121" svg:width="0.689cm" svg:height="0.625cm" svg:x="4.95cm" svg:y="0.175cm"><draw:text-box><text:p text:style-name="P120"><text:span text:style-name="T200">F</text:span></text:p></draw:text-box></draw:frame><draw:g draw:style-name="gr21"><draw:line draw:style-name="gr65" draw:text-style-name="P124" svg:x1="5.666cm" svg:y1="3.424cm" svg:x2="5.831cm" svg:y2="3.397cm"><text:p/></draw:line><draw:line draw:style-name="gr66" draw:text-style-name="P124" svg:x1="5.851cm" svg:y1="3.569cm" svg:x2="5.824cm" svg:y2="3.404cm"><text:p/></draw:line></draw:g><draw:line draw:style-name="gr67" draw:text-style-name="P124" svg:x1="5.213cm" svg:y1="0.633cm" svg:x2="5.686cm" svg:y2="3.595cm"><text:p/></draw:line><draw:frame draw:style-name="gr68" draw:text-style-name="P125" svg:width="1.392cm" svg:height="0.583cm" draw:transform="rotate (-1.39748513207186) translate (5.86493055555556cm 1.47990277777778cm)"><draw:text-box><text:p text:style-name="P120"><text:span text:style-name="T201">15 cm</text:span></text:p></draw:text-box></draw:frame><draw:line draw:style-name="gr69" draw:text-style-name="P124" svg:x1="6.402cm" svg:y1="1.933cm" svg:x2="6.064cm" svg:y2="1.999cm"><text:p/></draw:line><draw:line draw:style-name="gr70" draw:text-style-name="P124" svg:x1="6.474cm" svg:y1="2.014cm" svg:x2="6.136cm" svg:y2="2.08cm"><text:p/></draw:line><draw:line draw:style-name="gr71" draw:text-style-name="P124" svg:x1="7.282cm" svg:y1="3.434cm" svg:x2="4.122cm" svg:y2="3.938cm"><text:p/></draw:line><draw:frame draw:style-name="gr72" draw:text-style-name="P121" svg:width="0.706cm" svg:height="0.625cm" svg:x="7.14cm" svg:y="3.03cm"><draw:text-box><text:p text:style-name="P120"><text:span text:style-name="T200">E</text:span></text:p></draw:text-box></draw:frame><draw:polygon draw:style-name="gr73" draw:text-style-name="P131" svg:width="4.343cm" svg:height="1.21cm" draw:transform="skewX (0.00174532925199431) rotate (-0.248185819633593) translate (0.918889182770563cm 5.48538061473352cm)" svg:viewBox="0 0 4344 1211" draw:points="0,511 1512,1211 4344,0"><text:p/></draw:polygon><draw:frame draw:style-name="gr74" draw:text-style-name="P132" svg:width="0.212cm" svg:height="0.376cm" svg:x="1.972cm" svg:y="7.091cm"><draw:text-box><text:p text:style-name="P120"><text:span text:style-name="T203">K</text:span></text:p></draw:text-box></draw:frame><draw:frame draw:style-name="gr75" draw:text-style-name="P132" svg:width="0.198cm" svg:height="0.375cm" svg:x="5.244cm" svg:y="6.399cm"><draw:text-box><text:p text:style-name="P120"><text:span text:style-name="T203">L</text:span></text:p></draw:text-box></draw:frame><draw:line draw:style-name="gr76" draw:text-style-name="P133" svg:x1="2.087cm" svg:y1="7.032cm" svg:x2="5.133cm" svg:y2="6.557cm"><text:p/></draw:line><draw:frame draw:style-name="gr77" draw:text-style-name="P132" svg:width="0.1cm" svg:height="0.375cm" svg:x="0.812cm" svg:y="5.57cm"><draw:text-box><text:p text:style-name="P120"><text:span text:style-name="T203">J</text:span></text:p></draw:text-box></draw:frame><draw:line draw:style-name="gr76" draw:text-style-name="P133" svg:x1="2.087cm" svg:y1="7.032cm" svg:x2="0.793cm" svg:y2="5.984cm"><text:p/></draw:line><draw:line draw:style-name="gr76" draw:text-style-name="P133" svg:x1="0.793cm" svg:y1="5.984cm" svg:x2="5.133cm" svg:y2="6.557cm"><text:p/></draw:line><draw:line draw:style-name="gr78" draw:text-style-name="P133" svg:x1="0.439cm" svg:y1="7.289cm" svg:x2="5.133cm" svg:y2="6.557cm"><text:p/></draw:line><draw:polyline draw:style-name="gr76" draw:text-style-name="P133" svg:width="0.177cm" svg:height="0.348cm" draw:transform="rotate (-2.14692951287823) translate (1.32010938999993cm 7.00541609811745cm)" svg:viewBox="0 0 178 349" draw:points="171,349 0,169 178,0"><text:p/></draw:polyline><draw:line draw:style-name="gr78" draw:text-style-name="P133" svg:x1="0.793cm" svg:y1="5.983cm" svg:x2="0.984cm" svg:y2="7.213cm"><text:p/></draw:line><draw:frame draw:style-name="gr79" draw:text-style-name="P132" svg:width="0.279cm" svg:height="0.375cm" svg:x="0.843cm" svg:y="7.227cm"><draw:text-box><text:p text:style-name="P120"><text:span text:style-name="T203">M</text:span></text:p></draw:text-box></draw:frame><draw:frame draw:style-name="gr80" draw:text-style-name="P129" svg:width="1.211cm" svg:height="0.585cm" draw:transform="rotate (1.73922059961235) translate (0.474486111111111cm 7.25840277777778cm)"><draw:text-box><text:p text:style-name="P128"><text:span text:style-name="T202">2 cm</text:span></text:p></draw:text-box></draw:frame><draw:frame draw:style-name="gr81" draw:text-style-name="P129" svg:width="1.479cm" svg:height="0.583cm" draw:transform="rotate (-0.689055988687361) translate (1.31409722222222cm 5.83318055555556cm)"><draw:text-box><text:p text:style-name="P128"><text:span text:style-name="T202">2,7 cm</text:span></text:p></draw:text-box></draw:frame><draw:frame draw:style-name="gr82" draw:text-style-name="P129" svg:width="1.211cm" svg:height="0.583cm" draw:transform="rotate (0.161093889959077) translate (2.93334722222222cm 6.82272222222222cm)"><draw:text-box><text:p text:style-name="P128"><text:span text:style-name="T202">5 cm</text:span></text:p></draw:text-box></draw:frame><draw:frame draw:style-name="gr81" draw:text-style-name="P129" svg:width="1.479cm" svg:height="0.583cm" draw:transform="rotate (-0.130376095123977) translate (2.23308333333333cm 5.70441666666667cm)"><draw:text-box><text:p text:style-name="P128"><text:span text:style-name="T202">7,1 cm</text:span></text:p></draw:text-box></draw:fram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p text:style-name="P102"><text:span text:style-name="_5f_Caractères_5f_correction"><text:span text:style-name="T192">Aire de ABC : (3,9 ×</text:span></text:span><text:span text:style-name="_5f_Caractères_5f_correction"> </text:span><text:span text:style-name="_5f_Caractères_5f_correction"><text:span text:style-name="T192">8) ÷</text:span></text:span><text:span text:style-name="_5f_Caractères_5f_correction"> </text:span><text:span text:style-name="_5f_Caractères_5f_correction"><text:span text:style-name="T192">2 = <text:s/>15,6 cm².</text:span></text:span></text:p>
      <text:p text:style-name="P102"><text:span text:style-name="_5f_Caractères_5f_correction"><text:span text:style-name="T192">Aire de </text:span></text:span><text:span text:style-name="_5f_Caractères_5f_correction"><text:span text:style-name="T185">DEF</text:span></text:span><text:span text:style-name="_5f_Caractères_5f_correction"><text:span text:style-name="T192"> : (</text:span></text:span><text:span text:style-name="_5f_Caractères_5f_correction"><text:span text:style-name="T185">16</text:span></text:span><text:span text:style-name="_5f_Caractères_5f_correction"><text:span text:style-name="T192">×</text:span></text:span><text:span text:style-name="_5f_Caractères_5f_correction"> </text:span><text:span text:style-name="_5f_Caractères_5f_correction"><text:span text:style-name="T192">15) ÷</text:span></text:span><text:span text:style-name="_5f_Caractères_5f_correction"> </text:span><text:span text:style-name="_5f_Caractères_5f_correction"><text:span text:style-name="T192">2 = <text:s/></text:span></text:span><text:span text:style-name="_5f_Caractères_5f_correction"><text:span text:style-name="T185">120</text:span></text:span><text:span text:style-name="_5f_Caractères_5f_correction"><text:span text:style-name="T192"> cm².</text:span></text:span></text:p>
      <text:p text:style-name="P102"><text:span text:style-name="_5f_Caractères_5f_correction"><text:span text:style-name="T192">Aire de </text:span></text:span><text:span text:style-name="_5f_Caractères_5f_correction"><text:span text:style-name="T185">MNO</text:span></text:span><text:span text:style-name="_5f_Caractères_5f_correction"><text:span text:style-name="T192"> : (</text:span></text:span><text:span text:style-name="_5f_Caractères_5f_correction"><text:span text:style-name="T185">6,3</text:span></text:span><text:span text:style-name="_5f_Caractères_5f_correction"><text:span text:style-name="T192"> ×</text:span></text:span><text:span text:style-name="_5f_Caractères_5f_correction"> </text:span><text:span text:style-name="_5f_Caractères_5f_correction"><text:span text:style-name="T185">5,2</text:span></text:span><text:span text:style-name="_5f_Caractères_5f_correction"><text:span text:style-name="T192">) ÷</text:span></text:span><text:span text:style-name="_5f_Caractères_5f_correction"> </text:span><text:span text:style-name="_5f_Caractères_5f_correction"><text:span text:style-name="T192">2 = <text:s/>1</text:span></text:span><text:span text:style-name="_5f_Caractères_5f_correction"><text:span text:style-name="T185">6,38</text:span></text:span><text:span text:style-name="_5f_Caractères_5f_correction"><text:span text:style-name="T192"> cm².</text:span></text:span></text:p>
      <text:p text:style-name="P102"><text:span text:style-name="_5f_Caractères_5f_correction"><text:span text:style-name="T192">Aire de </text:span></text:span><text:span text:style-name="_5f_Caractères_5f_correction"><text:span text:style-name="T185">RTS</text:span></text:span><text:span text:style-name="_5f_Caractères_5f_correction"><text:span text:style-name="T192"> : (</text:span></text:span><text:span text:style-name="_5f_Caractères_5f_correction"><text:span text:style-name="T185">1,6</text:span></text:span><text:span text:style-name="_5f_Caractères_5f_correction"><text:span text:style-name="T192"> ×</text:span></text:span><text:span text:style-name="_5f_Caractères_5f_correction"> </text:span><text:span text:style-name="_5f_Caractères_5f_correction"><text:span text:style-name="T185">1,2</text:span></text:span><text:span text:style-name="_5f_Caractères_5f_correction"><text:span text:style-name="T192">) ÷</text:span></text:span><text:span text:style-name="_5f_Caractères_5f_correction"> </text:span><text:span text:style-name="_5f_Caractères_5f_correction"><text:span text:style-name="T192">2 = <text:s/></text:span></text:span><text:span text:style-name="_5f_Caractères_5f_correction"><text:span text:style-name="T185">0,96</text:span></text:span><text:span text:style-name="_5f_Caractères_5f_correction"><text:span text:style-name="T192"> cm².</text:span></text:span></text:p>
      <text:p text:style-name="P102"><text:span text:style-name="_5f_Caractères_5f_correction"><text:span text:style-name="T192">Aire de </text:span></text:span><text:span text:style-name="_5f_Caractères_5f_correction"><text:span text:style-name="T185">IML</text:span></text:span><text:span text:style-name="_5f_Caractères_5f_correction"><text:span text:style-name="T192"> : (</text:span></text:span><text:span text:style-name="_5f_Caractères_5f_correction"><text:span text:style-name="T185">5</text:span></text:span><text:span text:style-name="_5f_Caractères_5f_correction"><text:span text:style-name="T192"> ×</text:span></text:span><text:span text:style-name="_5f_Caractères_5f_correction"> </text:span><text:span text:style-name="_5f_Caractères_5f_correction"><text:span text:style-name="T192">2) ÷</text:span></text:span><text:span text:style-name="_5f_Caractères_5f_correction"> </text:span><text:span text:style-name="_5f_Caractères_5f_correction"><text:span text:style-name="T192">2 = <text:s/></text:span></text:span><text:span text:style-name="_5f_Caractères_5f_correction"><text:span text:style-name="T185">5</text:span></text:span><text:span text:style-name="_5f_Caractères_5f_correction"><text:span text:style-name="T192"> cm².</text:span></text:span></text:p>
      <text:p text:style-name="P101"><text:span text:style-name="_5f_pointillés_20_gr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paragraph-rsid="008d016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11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12" style:family="paragraph" style:parent-style-name="Header">
      <style:paragraph-properties fo:text-align="start" style:justify-single-word="false"/>
      <style:text-properties officeooo:paragraph-rsid="0211dd7e"/>
    </style:style>
    <style:style style:name="MP13" style:family="paragraph" style:parent-style-name="Footer">
      <style:paragraph-properties fo:text-align="start" style:justify-single-word="false"/>
      <style:text-properties officeooo:paragraph-rsid="0211dd7e"/>
    </style:style>
    <style:style style:name="MP14" style:family="paragraph" style:parent-style-name="Footer">
      <style:text-properties officeooo:rsid="0242edd8" officeooo:paragraph-rsid="0242edd8"/>
    </style:style>
    <style:style style:name="MP1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6" style:family="paragraph">
      <style:paragraph-properties fo:text-align="center"/>
    </style:style>
    <style:style style:name="MP17" style:family="paragraph" style:parent-style-name="Header">
      <style:paragraph-properties fo:margin-left="0cm" fo:margin-right="0cm" fo:text-indent="0cm" style:auto-text-indent="false"/>
    </style:style>
    <style:style style:name="MP18" style:family="paragraph" style:parent-style-name="Footer">
      <style:text-properties officeooo:paragraph-rsid="010f7046"/>
    </style:style>
    <style:style style:name="MP19" style:family="paragraph" style:parent-style-name="Footer">
      <style:text-properties officeooo:paragraph-rsid="01120261"/>
    </style:style>
    <style:style style:name="MP2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1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24" style:family="paragraph" style:parent-style-name="_5f_Header_20_D_20_page_20_impaire_20__28_D_29_">
      <style:text-properties officeooo:paragraph-rsid="01a13e78"/>
    </style:style>
    <style:style style:name="MP25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2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7" style:family="paragraph" style:parent-style-name="Header">
      <style:paragraph-properties fo:text-align="center" style:justify-single-word="false"/>
      <style:text-properties officeooo:paragraph-rsid="00ab054e"/>
    </style:style>
    <style:style style:name="MP2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2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30" style:family="paragraph" style:parent-style-name="Footer">
      <style:paragraph-properties fo:text-align="end" style:justify-single-word="false"/>
      <style:text-properties officeooo:paragraph-rsid="00d4df5c"/>
    </style:style>
    <style:style style:name="MP31" style:family="paragraph" style:parent-style-name="Footer">
      <style:paragraph-properties fo:text-align="start" style:justify-single-word="false"/>
      <style:text-properties officeooo:paragraph-rsid="00d4df5c"/>
    </style:style>
    <style:style style:name="MP32" style:family="paragraph" style:parent-style-name="_5f_Header_20_G_20_page_20_impaire_20__28_D_29_">
      <style:text-properties officeooo:paragraph-rsid="01259ec2"/>
    </style:style>
    <style:style style:name="MP33" style:family="paragraph" style:parent-style-name="_5f_Header_20_G_20_page_20_paire_20__28_G_29_">
      <style:text-properties officeooo:paragraph-rsid="00eb2abc"/>
    </style:style>
    <style:style style:name="MP34" style:family="paragraph" style:parent-style-name="_5f_Footer_20_page_20_paire_20__28_G_29_">
      <style:text-properties fo:font-size="9pt" style:font-size-asian="9pt" style:font-size-complex="9pt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text-properties officeooo:paragraph-rsid="00d4df5c"/>
    </style:style>
    <style:style style:name="MP3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8" style:family="paragraph">
      <loext:graphic-properties draw:fill="solid" draw:fill-color="#d7e12c"/>
    </style:style>
    <style:style style:name="MP39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41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4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45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47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49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5" style:family="paragraph" style:parent-style-name="Footer">
      <style:text-properties officeooo:paragraph-rsid="00863005"/>
    </style:style>
    <style:style style:name="MP56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7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_5f_Header_20_N_20_page_20_impaire_20__28_D_29_">
      <style:text-properties officeooo:rsid="027aa87d" officeooo:paragraph-rsid="027aa87d"/>
    </style:style>
    <style:style style:name="MP6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64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66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68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70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71" style:family="paragraph" style:parent-style-name="_5f_Header_20_G_20_page_20_paire_20__28_G_29_">
      <style:paragraph-properties fo:text-align="start" style:justify-single-word="false"/>
    </style:style>
    <style:style style:name="MP72" style:family="paragraph" style:parent-style-name="Footer">
      <style:text-properties officeooo:paragraph-rsid="030c4d7d"/>
    </style:style>
    <style:style style:name="MP73" style:family="paragraph" style:parent-style-name="_5f_Header_20_G_20_page_20_paire_20__28_G_29_">
      <style:text-properties officeooo:paragraph-rsid="0334a5be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75" style:family="paragraph" style:parent-style-name="Header">
      <style:paragraph-properties fo:text-align="start" style:justify-single-word="false"/>
      <style:text-properties officeooo:paragraph-rsid="0289fb01"/>
    </style:style>
    <style:style style:name="MP76" style:family="paragraph" style:parent-style-name="Footer">
      <style:text-properties officeooo:paragraph-rsid="00a59a60"/>
    </style:style>
    <style:style style:name="MP77" style:family="paragraph" style:parent-style-name="Footer">
      <style:text-properties officeooo:paragraph-rsid="004274bc"/>
    </style:style>
    <style:style style:name="MP78" style:family="paragraph" style:parent-style-name="Header">
      <style:paragraph-properties fo:text-align="center" style:justify-single-word="false"/>
      <style:text-properties officeooo:paragraph-rsid="00c10aa6"/>
    </style:style>
    <style:style style:name="MP79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8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82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83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84" style:family="paragraph" style:parent-style-name="Footer">
      <style:text-properties officeooo:paragraph-rsid="00d8520c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Footer">
      <style:text-properties officeooo:paragraph-rsid="002aa84d"/>
    </style:style>
    <style:style style:name="MP8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9" style:family="paragraph">
      <loext:graphic-properties draw:fill="solid" draw:fill-color="#7fb241"/>
    </style:style>
    <style:style style:name="MP90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9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3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6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7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1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4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8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21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2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2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27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28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30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31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32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6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98" style:family="text">
      <style:text-properties officeooo:rsid="01fe03f2"/>
    </style:style>
    <style:style style:name="MT9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00" style:family="text">
      <style:text-properties officeooo:rsid="0334a5be"/>
    </style:style>
    <style:style style:name="MT101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02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3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04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5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06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0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108" style:family="text">
      <style:text-properties officeooo:rsid="0315af39"/>
    </style:style>
    <style:style style:name="MT109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10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11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12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15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116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11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32__5f_1_5f_SERIE_5f_M_5f_GAUCHE_5f_ET_5f_DROITE_5f_2COL" style:display-name="2_1_SERIE_M_GAUCHE_ET_DROITE_2COL" style:page-layout-name="Mpm10" draw:style-name="Mdp1">
      <style:header>
        <text:p text:style-name="MP1"><text:span text:style-name="MT1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58" draw:name="Shape4_16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Aires</text:span><text:span text:style-name="MT3"> <text:s/>: </text:span><text:span text:style-name="MT2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59" draw:name="Shape4_16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57" draw:name="Shape4_1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4" draw:name="Shape4_16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0"><text:span text:style-name="MT1"><text:s text:c="15"/>A</text:span>ires : Aire et unité</text:p>
      </style:header>
      <style:header-left>
        <text:p text:style-name="MP10"><text:span text:style-name="MT1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09" draw:name="Shape4_15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11" draw:name="Shape4_10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12" draw:name="Shape4_15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8" draw:name="Shape4_15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2"><text:span text:style-name="MT7">Conversions d’unités : </text:span><text:span text:style-name="MT8">Problèmes</text:span></text:p>
      </style:header>
      <style:header-left>
        <text:p text:style-name="MP12"><text:span text:style-name="MT7">Conversions d’unités : </text:span><text:span text:style-name="MT8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0">problèmes</text:span></text:p></draw:text-box></draw:frame><draw:g text:anchor-type="paragraph" draw:z-index="113" draw:name="Shape4_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1">Conversions d’unités : </text:span><text:span text:style-name="MT10">problèmes</text:span></text:p></draw:text-box></draw:frame><draw:g text:anchor-type="paragraph" draw:z-index="114" draw:name="Shape4_142" draw:style-name="Mgr1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8">Problèmes</text:span></text:p>
      </style:header>
      <style:header-left>
        <text:p text:style-name="_5f_Header_20_N_20_page_20_paire_20__28_G_29_"><text:s/><text:span text:style-name="MT12">Conversions d’unités : </text:span><text:span text:style-name="MT8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0">problèmes</text:span></text:p></draw:text-box></draw:frame><draw:g text:anchor-type="paragraph" draw:z-index="118" draw:name="Shape4_14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3">Conversions d’unités </text:span><text:span text:style-name="MT6">: </text:span><text:span text:style-name="MT13">problèmes</text:span></text:p></draw:text-box></draw:frame><draw:g text:anchor-type="paragraph" draw:z-index="115" draw:name="Shape4_63" draw:style-name="Mgr1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7">Conversions d’unités : </text:span><text:span text:style-name="MT14">Aires</text:span></text:p>
      </style:header>
      <style:header-left>
        <text:p text:style-name="_5f_Header_20_N_20_page_20_paire_20__28_G_29_"><text:span text:style-name="MT7">Conversions d’unités : </text:span><text:span text:style-name="MT14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Conversions d’unités : </text:span><text:span text:style-name="MT15">Aires</text:span></text:h></draw:text-box></draw:frame><draw:g text:anchor-type="paragraph" draw:z-index="117" draw:name="Shape4_1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2">Conversions d’unités : </text:span><text:span text:style-name="MT14">Aires</text:span></text:p>
      </style:header>
      <style:header-left>
        <text:p text:style-name="Header"><text:s/><text:span text:style-name="MT12">Conversions d’unités : </text:span><text:span text:style-name="MT14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5">aires</text:span></text:p></draw:text-box></draw:frame><draw:g text:anchor-type="paragraph" draw:z-index="119" draw:name="Shape4_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20" draw:name="Shape4_15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16">Vitesse</text:span></text:p>
      </style:header>
      <style:header-left>
        <text:p text:style-name="_5f_Header_20_N_20_page_20_impaire_20__28_D_29_"><text:span text:style-name="MT7">Conversions d’unités : </text:span><text:span text:style-name="MT16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7">vitesse</text:span><text:span text:style-name="MT6"> </text:span></text:p></draw:text-box></draw:frame><draw:g text:anchor-type="paragraph" draw:z-index="122" draw:name="Shape4_14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3" draw:name="Shape4_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17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18">Temps et durées</text:span></text:p>
      </style:header>
      <style:header-left>
        <text:p text:style-name="_5f_Header_20_N_20_page_20_impaire_20__28_D_29_"><text:s/><text:span text:style-name="MT12">Conversions d’unités : </text:span><text:span text:style-name="MT18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9">Temps et </text:span><text:span text:style-name="MT20">Durée</text:span><text:span text:style-name="MT6"> </text:span></text:p></draw:text-box></draw:frame><draw:g text:anchor-type="paragraph" draw:z-index="124" draw:name="Shape4_1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25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1" draw:name="Shape4_14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21">Temps et d</text:span><text:span text:style-name="MT22">urées</text:span></text:p>
      </style:header>
      <style:header-left>
        <text:p text:style-name="_5f_Header_20_N_20_page_20_impaire_20__28_D_29_"><text:span text:style-name="MT7">Conversions d’unités : </text:span><text:span text:style-name="MT21">Temps et d</text:span><text:span text:style-name="MT22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3">temps et </text:span><text:span text:style-name="MT24">durées</text:span><text:span text:style-name="MT6"> </text:span></text:p></draw:text-box></draw:frame><draw:g text:anchor-type="paragraph" draw:z-index="127" draw:name="Shape4_13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28" draw:name="Shape4_14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23">temps et </text:span><text:span text:style-name="MT24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2">Conversions d’unités : </text:span><text:span text:style-name="MT21">Temps et d</text:span><text:span text:style-name="MT22">urées</text:span></text:p>
      </style:header>
      <style:header-left>
        <text:p text:style-name="Header"><text:s/><text:span text:style-name="MT12">Conversions d’unités : </text:span><text:span text:style-name="MT21">Temps et d</text:span><text:span text:style-name="MT22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3">temps et </text:span><text:span text:style-name="MT24">durées</text:span><text:span text:style-name="MT6"> </text:span></text:p></draw:text-box></draw:frame><draw:g text:anchor-type="paragraph" draw:z-index="132" draw:name="Shape4_13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29" draw:name="Shape4_13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6" draw:name="Shape4_1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25">Capacités</text:span></text:p>
      </style:header>
      <style:header-left>
        <text:p text:style-name="_5f_Header_20_N_20_page_20_impaire_20__28_D_29_"><text:span text:style-name="MT7">Conversions d’unités : </text:span><text:span text:style-name="MT25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6">Capacités</text:span><text:span text:style-name="MT6"> </text:span></text:p></draw:text-box></draw:frame><draw:g text:anchor-type="paragraph" draw:z-index="131" draw:name="Shape4_14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2">Conversions d’unités : </text:span><text:span text:style-name="MT25">Capacités</text:span></text:p>
      </style:header>
      <style:header-left>
        <text:p text:style-name="Header"><text:s/><text:span text:style-name="MT12">Conversions d’unités : </text:span><text:span text:style-name="MT25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7">capacités</text:span><text:span text:style-name="MT6"> </text:span></text:p></draw:text-box></draw:frame><draw:g text:anchor-type="paragraph" draw:z-index="134" draw:name="Shape4_13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35" draw:name="Shape4_13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30" draw:name="Shape4_1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8"><text:s/></text:span><text:span text:style-name="MT12">Conversions d’unités : </text:span><text:span text:style-name="MT28">masses</text:span></text:p>
      </style:header>
      <style:header-left>
        <text:p text:style-name="_5f_Header_20_N_20_page_20_impaire_20__28_D_29_"><text:span text:style-name="MT28"><text:s/></text:span><text:span text:style-name="MT12">Conversions d’unités : </text:span><text:span text:style-name="MT28">masses</text:span></text:p>
      </style:header-left>
      <style:footer>
        <text:p text:style-name="MP1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9">Masses</text:span><text:span text:style-name="MT6"> </text:span></text:p></draw:text-box></draw:frame><draw:g text:anchor-type="paragraph" draw:z-index="137" draw:name="Shape4_12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38" draw:name="Shape4_12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33" draw:name="Shape4_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30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28">masses</text:span></text:p>
      </style:header>
      <style:header-left>
        <text:p text:style-name="_5f_Header_20_N_20_page_20_impaire_20__28_D_29_"><text:s/><text:span text:style-name="MT12">Conversions d’unités : </text:span><text:span text:style-name="MT28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31">masses</text:span><text:span text:style-name="MT6"> </text:span></text:p></draw:text-box></draw:frame><draw:g text:anchor-type="paragraph" draw:z-index="140" draw:name="Shape4_12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41" draw:name="Shape4_12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3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49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32">Problèmes</text:span></text:p></draw:text-box></draw:frame></text:p>
      </style:footer>
      <style:footer-left>
        <text:p text:style-name="MP1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"><text:span text:style-name="MT3">Périmètre : </text:span><text:span text:style-name="MT32">Problèmes</text:span></text:p></draw:text-box></draw:frame><draw:g text:anchor-type="paragraph" draw:z-index="150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52" draw:name="Shape4_10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51" draw:name="Shape4_12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99" draw:name="Shape3_16" draw:style-name="Mgr5" draw:text-style-name="MP16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17"><draw:line text:anchor-type="paragraph" draw:z-index="300" draw:name="Shape3_17" draw:style-name="Mgr5" draw:text-style-name="MP16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4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56" draw:name="Shape4_1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55" draw:name="Shape4_2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26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01" draw:name="Shape3_11" draw:style-name="Mgr5" draw:text-style-name="MP16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302" draw:name="Shape3_20" draw:style-name="Mgr5" draw:text-style-name="MP16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58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60" draw:name="Shape4_1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61" draw:name="Shape4_1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3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4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59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65" draw:name="Shape4_9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66" draw:name="Shape4_10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0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67" draw:name="Shape4_9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41">Proportionnalité et pourcentage : </text:span><text:span text:style-name="MT42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<text:span text:style-name="MT43">Proportionnalité et pourcentages : </text:span><text:span text:style-name="MT42">pourcentages</text:span></text:p></draw:text-box></draw:frame><draw:g text:anchor-type="paragraph" draw:z-index="168" draw:name="Shape4_112" draw:style-name="Mgr1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Proportionnalité et pourcentages : proportionalité</text:p></draw:text-box></draw:frame><draw:g text:anchor-type="paragraph" draw:z-index="169" draw:name="Shape4_2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: </text:p></draw:text-box></draw:frame><draw:g text:anchor-type="paragraph" draw:z-index="170" draw:name="Shape4_9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4"><text:span text:style-name="MT44">Utiliser des données</text:span> : <text:span text:style-name="MT44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0" draw:name="Shape4_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181" draw:name="Shape4_7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0">Organiser</text:span><text:span text:style-name="MT6"> </text:span></text:p></draw:text-box></draw:frame><draw:g text:anchor-type="paragraph" draw:z-index="182" draw:name="Shape4_74" draw:style-name="Mgr1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0">Organiser</text:span><text:span text:style-name="MT6"> </text:span></text:p></draw:text-box></draw:frame><draw:g text:anchor-type="paragraph" draw:z-index="183" draw:name="Shape4_75" draw:style-name="Mgr1"><draw:path draw:style-name="Mgr4" draw:text-style-name="MP26" svg:width="0.855cm" svg:height="1.172cm" svg:x="-0.268cm" svg:y="-0.175cm" svg:viewBox="0 0 856 1173" svg:d="M856 1173h-856v-991c0-100 79-182 175-182h505c97 0 176 82 176 182z"><text:p/></draw:path></draw:g><draw:g text:anchor-type="paragraph" draw:z-index="179" draw:name="Shape4_25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7"><text:span text:style-name="MT51">Repères du plan : Se repérer</text:span> </text:p>
      </style:header>
      <style:header-left>
        <text:p text:style-name="MP27"><text:span text:style-name="MT51">Repères du plan : Se repérer</text:span> </text:p>
      </style:header-left>
      <style:footer>
        <text:p text:style-name="MP2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185" draw:name="Shape4_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6" draw:name="Shape4_11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5">représenter</text:span><text:span text:style-name="MT6"> </text:span></text:p></draw:text-box></draw:frame><draw:g text:anchor-type="paragraph" draw:z-index="188" draw:name="Shape4_70" draw:style-name="Mgr1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5">représenter</text:span><text:span text:style-name="MT6"> </text:span></text:p></draw:text-box></draw:frame><draw:g text:anchor-type="paragraph" draw:z-index="189" draw:name="Shape4_91" draw:style-name="Mgr1"><draw:path draw:style-name="Mgr4" draw:text-style-name="MP26" svg:width="0.855cm" svg:height="1.172cm" svg:x="-0.268cm" svg:y="-0.175cm" svg:viewBox="0 0 856 1173" svg:d="M856 1173h-856v-991c0-100 79-182 175-182h505c97 0 176 82 176 182z"><text:p/></draw:path></draw:g><draw:g text:anchor-type="paragraph" draw:z-index="184" draw:name="Shape4_9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3" draw:name="Shape4_8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Résoudre des problèmes</text:p></draw:text-box></draw:frame><draw:g text:anchor-type="paragraph" draw:z-index="194" draw:name="Shape4_97" draw:style-name="Mgr1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95" draw:name="Shape4_6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96" draw:name="Shape4_8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02" draw:name="Shape4_7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04" draw:name="Shape4_6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05" draw:name="Shape4_8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8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06" draw:name="Shape4_6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63">critères de divisibilité</text:span></text:p></draw:text-box></draw:frame><draw:g text:anchor-type="paragraph" draw:z-index="207" draw:name="Shape4_65" draw:style-name="Mgr1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2"><text:span text:style-name="MT64">G</text:span>éométrie plane : Parallèles, perpendiculaires,<text:line-break/> distances</text:p>
      </style:header>
      <style:header-left>
        <text:p text:style-name="MP33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08" draw:name="Shape4_59" draw:style-name="Mgr1"><draw:path draw:style-name="Mgr6" draw:text-style-name="MP22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4" text:outline-level="1"><text:span text:style-name="MT71">G</text:span>éométrie plane : Parallèles, perpendiculaires, distances</text:h></draw:text-box></draw:frame><draw:g text:anchor-type="paragraph" draw:z-index="209" draw:name="Shape4_62" draw:style-name="Mgr1"><draw:path draw:style-name="Mgr6" draw:text-style-name="MP22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<draw:g text:anchor-type="paragraph" draw:z-index="211" draw:name="Shape4_51" draw:style-name="Mgr1"><draw:path draw:style-name="Mgr3" draw:text-style-name="MP8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73">diviser</text:span></text:p></draw:text-box></draw:frame><draw:g text:anchor-type="paragraph" draw:z-index="212" draw:name="Shape4_60" draw:style-name="Mgr1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13" draw:name="Shape4_5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14" draw:name="Shape4_5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74">Multiplier</text:span> </text:p>
      </style:header>
      <style:header-left>
        <text:p text:style-name="MP35">Calculer : <text:span text:style-name="MT74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<draw:g text:anchor-type="paragraph" draw:z-index="216" draw:name="Shape4_55" draw:style-name="Mgr1"><draw:path draw:style-name="Mgr3" draw:text-style-name="MP8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75">Multiplier</text:span></text:p></draw:text-box></draw:frame><draw:g text:anchor-type="paragraph" draw:z-index="217" draw:name="Shape4_262" draw:style-name="Mgr1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18" draw:name="Shape4_5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19" draw:name="Shape4_5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5" draw:name="Shape4_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9">calculer</text:span><text:span text:style-name="MT60"> : </text:span><text:span text:style-name="MT59">additionner et soustraire</text:span></text:p></draw:text-box></draw:frame><draw:g text:anchor-type="paragraph" draw:z-index="220" draw:name="Shape4_47" draw:style-name="Mgr1"><draw:path draw:style-name="Mgr3" draw:text-style-name="MP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9">calculer</text:span><text:span text:style-name="MT60"> : </text:span><text:span text:style-name="MT59">additionner et soustraire</text:span></text:p></draw:text-box></draw:frame><draw:g text:anchor-type="paragraph" draw:z-index="221" draw:name="Shape4_261" draw:style-name="Mgr1"><draw:path draw:style-name="Mgr3" draw:text-style-name="MP8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4">Calculer</text:span> : <text:span text:style-name="MT4">Additionner et soustraire</text:span></text:p>
      </style:header>
      <style:header-left>
        <text:p text:style-name="_5f_Header_20_N_20_page_20_paire_20__28_G_29_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24" draw:name="Shape4_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23" draw:name="Shape4_4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7"><draw:path text:anchor-type="paragraph" draw:z-index="310" draw:name="Shape1_6" draw:style-name="Mgr7" draw:text-style-name="MP38" svg:width="4.329cm" svg:height="2.238cm" svg:x="-1.5cm" svg:y="-1.001cm" svg:viewBox="0 0 4330 2239" svg:d="M0 2239l3984-288c209-15 363-167 345-342l-170-1609h-4159z"><text:p/></draw:path><draw:line text:anchor-type="paragraph" draw:z-index="305" draw:name="Shape3_10" draw:style-name="Mgr8" draw:text-style-name="MP16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37"><draw:line text:anchor-type="paragraph" draw:z-index="306" draw:name="Shape3_27" draw:style-name="Mgr8" draw:text-style-name="MP16" svg:x1="10.308cm" svg:y1="0.388cm" svg:x2="20.496cm" svg:y2="0.36cm"><text:p/></draw:line><draw:path text:anchor-type="paragraph" draw:z-index="307" draw:name="Shape1_10" draw:style-name="Mgr7" draw:text-style-name="MP38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2" draw:name="Shape4_4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29" draw:name="Shape4_4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28" draw:name="Shape4_4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0"><draw:line text:anchor-type="paragraph" draw:z-index="311" draw:name="Shape3_9" draw:style-name="Mgr8" draw:text-style-name="MP16" svg:x1="10.37cm" svg:y1="0.365cm" svg:x2="20.496cm" svg:y2="0.36cm"><text:p/></draw:line><draw:path text:anchor-type="paragraph" draw:z-index="312" draw:name="Shape1_4" draw:style-name="Mgr7" draw:text-style-name="MP38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0"><draw:path text:anchor-type="paragraph" draw:z-index="313" draw:name="Shape1_8" draw:style-name="Mgr7" draw:text-style-name="MP38" svg:width="4.329cm" svg:height="2.238cm" svg:x="-1.5cm" svg:y="-7.4cm" svg:viewBox="0 0 4330 2239" svg:d="M0 2239l3984-288c209-15 363-167 345-342l-170-1609h-4159z"><text:p/></draw:path><draw:line text:anchor-type="paragraph" draw:z-index="314" draw:name="Shape3_26" draw:style-name="Mgr8" draw:text-style-name="MP16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27" draw:name="Shape4_3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32" draw:name="Shape4_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31" draw:name="Shape4_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4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2"><draw:line text:anchor-type="paragraph" draw:z-index="315" draw:name="Shape3_8" draw:style-name="Mgr8" draw:text-style-name="MP16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2"><draw:line text:anchor-type="paragraph" draw:z-index="316" draw:name="Shape3_25" draw:style-name="Mgr8" draw:text-style-name="MP16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4" draw:name="Shape4_3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36" draw:name="Shape4_3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35" draw:name="Shape4_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3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4"><draw:line text:anchor-type="paragraph" draw:z-index="317" draw:name="Shape3_24" draw:style-name="Mgr8" draw:text-style-name="MP16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4"><draw:line text:anchor-type="paragraph" draw:z-index="318" draw:name="Shape3_28" draw:style-name="Mgr8" draw:text-style-name="MP16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38" draw:name="Shape4_3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41" draw:name="Shape4_2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40" draw:name="Shape4_3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3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6"><draw:line text:anchor-type="paragraph" draw:z-index="319" draw:name="Shape3_14" draw:style-name="Mgr8" draw:text-style-name="MP16" svg:x1="12.876cm" svg:y1="0.392cm" svg:x2="20.496cm" svg:y2="0.36cm"><text:p/></draw:line><draw:path text:anchor-type="paragraph" draw:z-index="320" draw:name="Shape1_3" draw:style-name="Mgr7" draw:text-style-name="MP38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46"><draw:line text:anchor-type="paragraph" draw:z-index="321" draw:name="Shape3_23" draw:style-name="Mgr8" draw:text-style-name="MP16" svg:x1="12.876cm" svg:y1="0.392cm" svg:x2="20.496cm" svg:y2="0.36cm"><text:p/></draw:line><draw:path text:anchor-type="paragraph" draw:z-index="322" draw:name="Shape1_7" draw:style-name="Mgr7" draw:text-style-name="MP38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39" draw:name="Shape4_2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44" draw:name="Shape4_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43" draw:name="Shape4_2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8"><draw:path text:anchor-type="paragraph" draw:z-index="323" draw:name="Shape1_1" draw:style-name="Mgr7" draw:text-style-name="MP38" svg:width="4.329cm" svg:height="2.238cm" svg:x="-1.8cm" svg:y="-8.982cm" svg:viewBox="0 0 4330 2239" svg:d="M0 2239l3984-288c209-15 363-167 345-342l-170-1609h-4159z"><text:p/></draw:path><draw:line text:anchor-type="paragraph" draw:z-index="324" draw:name="Shape3_13" draw:style-name="Mgr8" draw:text-style-name="MP16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48"><draw:line text:anchor-type="paragraph" draw:z-index="325" draw:name="Shape3_21" draw:style-name="Mgr8" draw:text-style-name="MP16" svg:x1="15.337cm" svg:y1="0.36cm" svg:x2="20.496cm" svg:y2="0.36cm"><text:p/></draw:line><draw:path text:anchor-type="paragraph" draw:z-index="326" draw:name="Shape1_13" draw:style-name="Mgr7" draw:text-style-name="MP38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9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47" draw:name="Shape4_2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46" draw:name="Shape4_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0"><draw:line text:anchor-type="paragraph" draw:z-index="327" draw:name="Shape3_5" draw:style-name="Mgr8" draw:text-style-name="MP16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0"><draw:line text:anchor-type="paragraph" draw:z-index="328" draw:name="Shape3_6" draw:style-name="Mgr8" draw:text-style-name="MP16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249" draw:name="Shape4_1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50" draw:name="Shape4_1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51" draw:name="Shape4_2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2"><draw:line text:anchor-type="paragraph" draw:z-index="329" draw:name="Shape3_2" draw:style-name="Mgr8" draw:text-style-name="MP16" svg:x1="16.083cm" svg:y1="0.383cm" svg:x2="20.496cm" svg:y2="0.36cm"><text:p/></draw:line>Nombres entiers et décimaux : Numération</text:p>
      </style:header>
      <style:header-left>
        <text:p text:style-name="MP52"><draw:line text:anchor-type="paragraph" draw:z-index="330" draw:name="Shape3_3" draw:style-name="Mgr9" draw:text-style-name="MP16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253" draw:name="Shape4_4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N</text:span>ombres entiers et décimaux : numération</text:p></draw:text-box></draw:frame></text:p>
      </style:footer>
      <style:footer-left>
        <text:p text:style-name="MP2"><draw:g text:anchor-type="paragraph" draw:z-index="254" draw:name="Shape4_8" draw:style-name="Mgr1"><draw:path draw:style-name="Mgr3" draw:text-style-name="MP8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56" draw:name="Shape4_7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55" draw:name="Shape4_11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9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4"><draw:line text:anchor-type="paragraph" draw:z-index="331" draw:name="Shape3_15" draw:style-name="Mgr8" draw:text-style-name="MP16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4"><draw:line text:anchor-type="paragraph" draw:z-index="332" draw:name="Shape3_19" draw:style-name="Mgr8" draw:text-style-name="MP16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258" draw:name="Shape4_15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60" draw:name="Shape4_1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61" draw:name="Shape4_10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1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62" draw:name="Shape4_1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64" draw:name="Shape4_1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4"><draw:line text:anchor-type="paragraph" draw:z-index="333" draw:name="Shape3_22" draw:style-name="Mgr10" draw:text-style-name="MP16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4"><draw:line text:anchor-type="paragraph" draw:z-index="334" draw:name="Shape3_37" draw:style-name="Mgr8" draw:text-style-name="MP16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5" draw:name="Shape4_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263" draw:name="Shape4_1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90" draw:name="Shape4_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91" draw:name="Shape4_7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7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198" draw:name="Shape4_67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93">priorités opératoires</text:span></text:p></draw:text-box></draw:frame><draw:g text:anchor-type="paragraph" draw:z-index="199" draw:name="Shape4_69" draw:style-name="Mgr1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draw:g text:anchor-type="paragraph" draw:z-index="171" draw:name="Shape4_73" draw:style-name="Mgr1"><draw:path draw:style-name="Mgr4" draw:text-style-name="MP26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3"><draw:g text:anchor-type="paragraph" draw:z-index="172" draw:name="Shape4_8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Proportionnalité et pourcentages : proportionalité</text:p></draw:text-box></draw:frame><draw:g text:anchor-type="paragraph" draw:z-index="174" draw:name="Shape4_22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: </text:p></draw:text-box></draw:frame><draw:g text:anchor-type="paragraph" draw:z-index="175" draw:name="Shape4_25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77" draw:name="Shape4_7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76" draw:name="Shape4_10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0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03" draw:name="Shape3_4" draw:style-name="Mgr5" draw:text-style-name="MP16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304" draw:name="Shape3_18" draw:style-name="Mgr5" draw:text-style-name="MP16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2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3"><draw:g text:anchor-type="paragraph" draw:z-index="178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2">Conversions d’unités : longueurs</text:span></text:p>
      </style:header>
      <style:header-left>
        <text:p text:style-name="_5f_Header_20_N_20_page_20_impaire_20__28_D_29_"><text:s/><text:span text:style-name="MT12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longueurs</text:span><text:span text:style-name="MT6"> </text:span></text:p></draw:text-box></draw:frame><draw:g text:anchor-type="paragraph" draw:z-index="143" draw:name="Shape4_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44" draw:name="Shape4_12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9" draw:name="Shape4_1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Conversions d’unités : longueurs</text:p></draw:text-box></draw:frame><draw:g text:anchor-type="paragraph" draw:z-index="147" draw:name="Shape4_1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45" draw:name="Shape4_13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142" draw:name="Shape4_177" draw:style-name="Mgr1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 draw:style-name="Mdp2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 draw:style-name="Mdp2">
      <style:header>
        <text:p text:style-name="MP61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46" draw:name="Shape4_145" draw:style-name="Mgr1"><draw:path draw:style-name="Mgr3" draw:text-style-name="MP8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97">Volume</text:span><text:span text:style-name="MT6"> </text:span></text:p></draw:text-box></draw:frame></text:h>
      </style:footer>
      <style:footer-left>
        <text:p text:style-name="Footer"/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98">Aires </text:span>: <text:span text:style-name="MT98">problèmes <text:s text:c="4"/></text:span></text:h>
      </style:footer>
      <style:footer-left>
        <text:p text:style-name="MP6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55" draw:name="Shape4_15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56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3" draw:name="Shape4_15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63"><text:span text:style-name="MT1"><text:s text:c="15"/></text:span>Calculer une aire</text:p>
      </style:header>
      <style:footer>
        <text:p text:style-name="MP2"><draw:frame draw:style-name="Mfr1" draw:name="Frame362" text:anchor-type="paragraph" svg:y="-0.06cm" draw:z-index="285"><draw:text-box fo:min-height="0.499cm" fo:min-width="7.096cm"><draw:frame draw:style-name="Mfr2" draw:name="Frame363" text:anchor-type="frame" svg:x="0.45cm" svg:y="0.079cm" svg:width="0.817cm" draw:z-index="286"><draw:text-box fo:min-height="0.355cm"><text:p text:style-name="MP3"><draw:g text:anchor-type="paragraph" draw:z-index="52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05</text:page-number></text:p></draw:text-box></draw:frame><text:p text:style-name="MP64">Aires : Calculer une aire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75" draw:name="Shape4_1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72" draw:name="Shape4_1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9" draw:name="Shape4_16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65"><text:span text:style-name="MT33"><text:s text:c="15"/>A</text:span><text:span text:style-name="MT99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74" draw:name="Shape4_16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Problèmes d’Aires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67"><text:span text:style-name="MT1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68" draw:name="Shape4_17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70" draw:name="Shape4_17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71" draw:name="Shape4_17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7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78" draw:name="Shape4_18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76" draw:name="Shape4_18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69"><text:span text:style-name="MT1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79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Aires : aires de triangles</text:p></draw:text-box></draw:frame></text:p>
      </style:footer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278" draw:name="Shape3_7" draw:style-name="Mgr11" draw:text-style-name="MP16" svg:x1="15.12cm" svg:y1="0.36cm" svg:x2="20.496cm" svg:y2="0.36cm"><text:p/></draw:line><text:s/><text:span text:style-name="MT100">Angles : </text:span>Angles : <text:span text:style-name="MT101">Comprendre la notion d’angle</text:span></text:p>
      </style:header>
      <style:header-left>
        <text:p text:style-name="MP71"><draw:line text:anchor-type="paragraph" draw:z-index="279" draw:name="Shape3_29" draw:style-name="Mgr11" draw:text-style-name="MP16" svg:x1="15.12cm" svg:y1="0.36cm" svg:x2="20.496cm" svg:y2="0.36cm"><text:p/></draw:line>Angles : <text:span text:style-name="MT101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2">Angles : </text:span><text:span text:style-name="MT104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5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73"><draw:line text:anchor-type="paragraph" draw:z-index="340" draw:name="Shape3_33" draw:style-name="Mgr11" draw:text-style-name="MP16" svg:x1="15.12cm" svg:y1="0.36cm" svg:x2="20.496cm" svg:y2="0.36cm"><text:p/></draw:line><text:s/><text:span text:style-name="MT106">Angles</text:span> : <text:span text:style-name="MT101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7">Angles</text:span><text:span text:style-name="MT6"> : </text:span><text:span text:style-name="MT107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1" draw:name="Shape3_35" draw:style-name="Mgr11" draw:text-style-name="MP16" svg:x1="11.344cm" svg:y1="0.358cm" svg:x2="20.497cm" svg:y2="0.36cm"><text:p/></draw:line><text:span text:style-name="MT108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72" draw:name="Shape4_1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71" draw:name="Shape4_18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18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_5f_Header_20_G_20_page_20_paire_20__28_G_29_"><draw:line text:anchor-type="paragraph" draw:z-index="339" draw:name="Shape3_30" draw:style-name="Mgr11" draw:text-style-name="MP16" svg:x1="11.435cm" svg:y1="0.388cm" svg:x2="20.496cm" svg:y2="0.36cm"><text:p/></draw:line><text:span text:style-name="MT109">Angles</text:span> : <text:span text:style-name="MT109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70" draw:name="Shape4_17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10">Angles </text:span><text:span text:style-name="MT6">: </text:span><text:span text:style-name="MT11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8" draw:name="Shape3_31" draw:style-name="Mgr11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7" draw:name="Shape3_32" draw:style-name="Mgr11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67" draw:name="Shape4_18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68" draw:name="Shape4_18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1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5" draw:name="Shape3_34" draw:style-name="Mgr11" draw:text-style-name="MP16" svg:x1="15.448cm" svg:y1="0.365cm" svg:x2="20.496cm" svg:y2="0.36cm"><text:p/></draw:line><text:span text:style-name="MT112">Angles</text:span><text:span text:style-name="MT113"> : </text:span><text:span text:style-name="MT114">Calculer des mesures d’angle</text:span></text:p>
      </style:header>
      <style:header-left>
        <text:p text:style-name="_5f_Header_20_G_20_page_20_paire_20__28_G_29_"><draw:line text:anchor-type="paragraph" draw:z-index="336" draw:name="Shape3_36" draw:style-name="Mgr11" draw:text-style-name="MP16" svg:x1="15.448cm" svg:y1="0.365cm" svg:x2="20.496cm" svg:y2="0.36cm"><text:p/></draw:line><text:span text:style-name="MT112">Angles : </text:span><text:span text:style-name="MT114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5">Calculer des </text:span><text:span text:style-name="MT111">Mesure</text:span><text:span text:style-name="MT115">s</text:span><text:span text:style-name="MT11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6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75"><draw:line text:anchor-type="paragraph" draw:z-index="308" draw:name="Shape3_39" draw:style-name="Mgr8" draw:text-style-name="MP16" svg:x1="10.308cm" svg:y1="0.388cm" svg:x2="20.496cm" svg:y2="0.36cm"><text:p/></draw:line><draw:path text:anchor-type="paragraph" draw:z-index="309" draw:name="Shape1_12" draw:style-name="Mgr7" draw:text-style-name="MP38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26" draw:name="Shape4_25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03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00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10" draw:name="Shape4_216" draw:style-name="Mgr1"><draw:path draw:style-name="Mgr6" draw:text-style-name="MP22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07" draw:name="Shape4_21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05" draw:name="Shape4_21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06" draw:name="Shape4_21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03" draw:name="Shape4_211" draw:style-name="Mgr1"><draw:path draw:style-name="Mgr6" draw:text-style-name="MP22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7">coder</text:span></text:p></draw:text-box></draw:frame><draw:g text:anchor-type="paragraph" draw:z-index="104" draw:name="Shape4_212" draw:style-name="Mgr1"><draw:path draw:style-name="Mgr6" draw:text-style-name="MP22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header-left>
        <text:p text:style-name="MP78"><text:span text:style-name="MT122">Géométrie plane</text:span><text:span text:style-name="MT123"> : </text:span><text:span text:style-name="MT12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01" draw:name="Shape4_20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02" draw:name="Shape4_21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2"><draw:frame draw:style-name="Mfr1" draw:name="Frame2091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99" draw:name="Shape4_20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00" draw:name="Shape4_206" draw:style-name="Mgr1"><draw:path draw:style-name="Mgr6" draw:text-style-name="MP22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1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97" draw:name="Shape4_205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1" text:anchor-type="paragraph" svg:y="-0.06cm" draw:z-index="0"><draw:text-box fo:min-height="0.499cm" fo:min-width="3cm"><draw:frame draw:style-name="Mfr2" draw:name="Frame20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98" draw:name="Shape4_15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1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95" draw:name="Shape4_15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96" draw:name="Shape4_15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93" draw:name="Shape4_14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94" draw:name="Shape4_15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5">et cercles</text:span></text:p>
      </style:header>
      <style:footer>
        <text:p text:style-name="MP6"><draw:frame draw:style-name="Mfr1" draw:name="Frame1631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1" draw:name="Shape4_20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Géométrie plane : points, droites <text:span text:style-name="MT136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2" draw:name="Shape4_20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89" draw:name="Shape4_200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90" draw:name="Shape4_201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7"><text:span text:style-name="MT5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87" draw:name="Shape4_19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88" draw:name="Shape4_19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Repères du plan : Se </text:span><text:span text:style-name="MT140">déplacer</text:span></text:p></draw:text-box></draw:frame><draw:g text:anchor-type="paragraph" draw:z-index="85" draw:name="Shape4_192" draw:style-name="Mgr1"><draw:path draw:style-name="Mgr6" draw:text-style-name="MP22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6">Repères du plan : se </text:span><text:span text:style-name="MT140">déplacer</text:span></text:p></draw:text-box></draw:frame><draw:g text:anchor-type="paragraph" draw:z-index="86" draw:name="Shape4_193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7"><text:span text:style-name="MT5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3" draw:name="Shape4_19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84" draw:name="Shape4_19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Repères du plan : Se repérer</text:p></draw:text-box></draw:frame><draw:g text:anchor-type="paragraph" draw:z-index="81" draw:name="Shape4_117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Repères du plan : se repérer</text:p></draw:text-box></draw:frame><draw:g text:anchor-type="paragraph" draw:z-index="82" draw:name="Shape4_18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86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0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8"><draw:line text:anchor-type="paragraph" draw:z-index="296" draw:name="Shape7_8" draw:style-name="Mgr5" draw:text-style-name="MP16" svg:x1="9.042cm" svg:y1="0.36cm" svg:x2="20.461cm" svg:y2="0.36cm"><text:p/></draw:line><draw:path text:anchor-type="paragraph" draw:z-index="297" draw:name="Shape5_1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298" draw:name="Shape6_2" draw:style-name="Mgr13" draw:text-style-name="MP90" svg:width="2.703cm" svg:height="0.715cm" draw:transform="rotate (0.0872664625997165) translate (-0.172861111111111cm 0.218722222222222cm)"><draw:text-box><text:p text:style-name="MP16"><text:span text:style-name="MT142">Série 1</text:span></text:p></draw:text-box></draw:frame>T<text:span text:style-name="MT143">itre de la série</text:span></text:p>
      </style:header>
      <style:header-left>
        <text:p text:style-name="MP88"><draw:line text:anchor-type="paragraph" draw:z-index="293" draw:name="Shape7_9" draw:style-name="Mgr5" draw:text-style-name="MP16" svg:x1="9.042cm" svg:y1="0.36cm" svg:x2="20.461cm" svg:y2="0.36cm"><text:p/></draw:line><draw:path text:anchor-type="paragraph" draw:z-index="294" draw:name="Shape5_2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295" draw:name="Shape6_5" draw:style-name="Mgr13" draw:text-style-name="MP90" svg:width="2.703cm" svg:height="0.715cm" draw:transform="rotate (0.0872664625997165) translate (-0.172861111111111cm 0.218722222222222cm)"><draw:text-box><text:p text:style-name="MP16"><text:span text:style-name="MT142">Série 1</text:span></text:p></draw:text-box></draw:frame>T<text:span text:style-name="MT143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77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8"><draw:path text:anchor-type="paragraph" draw:z-index="290" draw:name="Shape5_3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291" draw:name="Shape6_3" draw:style-name="Mgr13" draw:text-style-name="MP90" svg:width="2.703cm" svg:height="0.715cm" draw:transform="rotate (0.0872664625997165) translate (-0.172861111111111cm 0.218722222222222cm)"><draw:text-box><text:p text:style-name="MP16"><text:span text:style-name="MT142">Série 1</text:span></text:p></draw:text-box></draw:frame><draw:line text:anchor-type="paragraph" draw:z-index="292" draw:name="Shape7_6" draw:style-name="Mgr5" draw:text-style-name="MP16" svg:x1="9.042cm" svg:y1="0.36cm" svg:x2="20.461cm" svg:y2="0.36cm"><text:p/></draw:line>T<text:span text:style-name="MT143">itre de la série</text:span></text:p>
      </style:header>
      <style:header-left>
        <text:p text:style-name="MP88"><draw:path text:anchor-type="paragraph" draw:z-index="287" draw:name="Shape5_4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288" draw:name="Shape6_4" draw:style-name="Mgr13" draw:text-style-name="MP90" svg:width="2.703cm" svg:height="0.715cm" draw:transform="rotate (0.0872664625997165) translate (-0.172861111111111cm 0.218722222222222cm)"><draw:text-box><text:p text:style-name="MP16"><text:span text:style-name="MT142">Série 1</text:span></text:p></draw:text-box></draw:frame><draw:line text:anchor-type="paragraph" draw:z-index="289" draw:name="Shape7_3" draw:style-name="Mgr5" draw:text-style-name="MP16" svg:x1="9.042cm" svg:y1="0.36cm" svg:x2="20.461cm" svg:y2="0.36cm"><text:p/></draw:line>T<text:span text:style-name="MT143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64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1392558652" text:style-name="_5f_Numérotation_20_des_20_exercices">
          <text:list-item>
            <text:list>
              <text:list-item>
                <text:p text:style-name="MP91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66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95758200051825" text:continue-numbering="true" text:style-name="_5f_Numérotation_20_des_20_exercices">
          <text:list-item>
            <text:list>
              <text:list-item>
                <text:p text:style-name="MP91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65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62" draw:name="Shape4_19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63" draw:name="Shape4_19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2"><text:span text:style-name="MT64">Géométrie plane</text:span> : <text:span text:style-name="MT148">D</text:span><text:span text:style-name="MT64">roites, </text:span><text:span text:style-name="MT149">demi-droites </text:span><text:span text:style-name="MT150">&amp; </text:span><text:span text:style-name="MT149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60" draw:name="Shape4_19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68">droites, </text:span><text:span text:style-name="MT151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1" draw:name="Shape4_19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droites, </text:span><text:span text:style-name="MT151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50" draw:name="Shape10_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51" draw:name="Shape10_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48" draw:name="Shape4_20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49" draw:name="Shape4_20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282" draw:name="Shape9_1" draw:style-name="Mgr11" draw:text-style-name="MP16" svg:x1="11.559cm" svg:y1="0.36cm" svg:x2="20.5cm" svg:y2="0.36cm"><text:p/></draw:line><draw:frame text:anchor-type="paragraph" draw:z-index="283" draw:name="Shape8_6" draw:style-name="Mgr13" draw:text-style-name="MP90" svg:width="2.703cm" svg:height="0.715cm" draw:transform="rotate (0.0872664625997165) translate (-0.172861111111111cm 0.218722222222222cm)"><draw:text-box><text:p text:style-name="MP16"><text:span text:style-name="MT142">Série 1</text:span></text:p></draw:text-box></draw:frame><draw:path text:anchor-type="paragraph" draw:z-index="284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47" draw:name="Shape10_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46" draw:name="Shape4_21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45" draw:name="Shape4_218" draw:style-name="Mgr1"><draw:path draw:style-name="Mgr6" draw:text-style-name="MP22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43" draw:name="Shape4_22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44" draw:name="Shape4_21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41" draw:name="Shape10_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42" draw:name="Shape10_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0" draw:name="Shape4_22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38" draw:name="Shape4_25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39" draw:name="Shape4_256" draw:style-name="Mgr1"><draw:path draw:style-name="Mgr6" draw:text-style-name="MP22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header-left>
        <text:p text:style-name="MP80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36" draw:name="Shape4_225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37" draw:name="Shape4_25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34" draw:name="Shape4_22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35" draw:name="Shape4_25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69">Patrons</text:span></text:p>
      </style:header>
      <style:header-left>
        <text:p text:style-name="_5f_Header_20_G_20_page_20_paire_20__28_G_29_"><text:span text:style-name="MT133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32" draw:name="Shape4_22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33" draw:name="Shape4_252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30" draw:name="Shape4_22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31" draw:name="Shape4_25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28" draw:name="Shape4_24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29" draw:name="Shape4_25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6" draw:name="Shape4_247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7" draw:name="Shape4_248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24" draw:name="Shape4_24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25" draw:name="Shape4_246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2" draw:name="Shape4_24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3" draw:name="Shape4_24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0" draw:name="Shape4_24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21" draw:name="Shape4_24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9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8" draw:name="Shape4_22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19" draw:name="Shape4_24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16" draw:name="Shape4_23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17" draw:name="Shape4_23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4" draw:name="Shape4_23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5" draw:name="Shape4_23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12" draw:name="Shape4_23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13" draw:name="Shape4_23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0" draw:name="Shape4_232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1" draw:name="Shape4_233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8" draw:name="Shape4_23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9" draw:name="Shape4_23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6" draw:name="Shape4_228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7" draw:name="Shape4_22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4" draw:name="Shape4_4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5" draw:name="Shape4_22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80" draw:name="Shape3_1" draw:style-name="Mgr15" draw:text-style-name="MP16" svg:x1="10.893cm" svg:y1="0.403cm" svg:x2="20.503cm" svg:y2="0.327cm"><text:p/></draw:line><draw:path text:anchor-type="char" draw:z-index="0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281" draw:name="Shape3_38" draw:style-name="Mgr15" draw:text-style-name="MP1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1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Résoudre des problèmes</text:p></draw:text-box></draw:frame><draw:g text:anchor-type="paragraph" draw:z-index="3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2DT5H44M9S</meta:editing-duration>
    <meta:editing-cycles>204</meta:editing-cycles>
    <meta:generator>LibreOffice/7.5.4.2$Windows_X86_64 LibreOffice_project/36ccfdc35048b057fd9854c757a8b67ec53977b6</meta:generator>
    <dc:date>2024-02-10T19:57:53.692000000</dc:date>
    <meta:document-statistic meta:table-count="3" meta:image-count="0" meta:object-count="0" meta:page-count="1" meta:paragraph-count="792" meta:word-count="2861" meta:character-count="18252" meta:non-whitespace-character-count="15817"/>
    <meta:template xlink:type="simple" xlink:actuate="onRequest" xlink:title="lycee_v3" xlink:href="../../fichiers%20définitifs/Modele_cahier.ott" meta:date="2021-07-09T13:45:32.011278978"/>
  </office:meta>
</office:document-meta>
</file>